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3/settings.xml"/>
  <manifest:file-entry manifest:media-type="application/xml" manifest:full-path="Formula-3/content.xml"/>
  <manifest:file-entry manifest:media-type="application/xml" manifest:full-path="Formula-1/settings.xml"/>
  <manifest:file-entry manifest:media-type="application/xml" manifest:full-path="Formula-1/content.xml"/>
  <manifest:file-entry manifest:media-type="image/png" manifest:full-path="Pictures/0.png"/>
  <manifest:file-entry manifest:media-type="application/xml" manifest:full-path="settings.xml"/>
  <manifest:file-entry manifest:media-type="application/xml" manifest:full-path="meta.xml"/>
  <manifest:file-entry manifest:media-type="application/xml" manifest:full-path="styles.xml"/>
  <manifest:file-entry manifest:media-type="application/vnd.oasis.opendocument.formula" manifest:full-path="Formula-3/"/>
  <manifest:file-entry manifest:media-type="application/vnd.oasis.opendocument.formula" manifest:full-path="Formula-3/"/>
  <manifest:file-entry manifest:media-type="application/vnd.oasis.opendocument.formula" manifest:full-path="Formula-1/"/>
  <manifest:file-entry manifest:media-type="application/vnd.oasis.opendocument.formula" manifest:full-path="Formula-1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T4" style:family="text">
      <style:text-properties style:text-line-through-style="solid"/>
    </style:style>
    <style:style style:name="T5" style:family="text">
      <style:text-properties style:text-position="sub 58%"/>
    </style:style>
    <style:style style:name="T6" style:family="text">
      <style:text-properties style:text-position="super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Text_20_body" style:list-style-name="L5">
      <style:paragraph-properties fo:margin-left="0.5in" fo:margin-right="0in" fo:text-indent="0in" style:auto-text-indent="false" fo:margin-top="0in" fo:margin-bottom="0in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end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ext_20_body" style:list-style-name="L6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This is a title</text:p>
      <text:p text:style-name="Subtitle">This is a subtitle</text:p>
      <text:p text:style-name="Author">Author 1</text:p>
      <text:p text:style-name="Author">Author 2</text:p>
      <text:p text:style-name="Date">December 5, 2024</text:p>
      <text:h text:style-name="Heading_20_1" text:outline-level="1"><text:bookmark-start text:name="comprehensive-markdown-showcase"/>Comprehensive Markdown Showcase<text:bookmark-end text:name="comprehensive-markdown-showcase"/></text:h>
      <text:h text:style-name="Heading_20_2" text:outline-level="2"><text:bookmark-start text:name="introduction"/>Introduction<text:bookmark-end text:name="introduction"/></text:h>
      <text:p text:style-name="First_20_paragraph">This document demonstrates various Markdown elements and syntax. It’s designed to showcase the capabilities of Markdown and how different templates might render these elements.</text:p>
      <text:h text:style-name="Heading_20_2" text:outline-level="2"><text:bookmark-start text:name="text-formatting"/>Text Formatting<text:bookmark-end text:name="text-formatting"/></text:h>
      <text:p text:style-name="First_20_paragraph">Here are examples of basic text formatting:</text:p>
      <text:list text:style-name="L1">
        <text:list-item>
          <text:p text:style-name="P1"><text:span text:style-name="T1">Italic text</text:span></text:p>
        </text:list-item>
        <text:list-item>
          <text:p text:style-name="P1"><text:span text:style-name="T2">Bold text</text:span></text:p>
        </text:list-item>
        <text:list-item>
          <text:p text:style-name="P1"><text:span text:style-name="T3">Bold and italic text</text:span></text:p>
        </text:list-item>
        <text:list-item>
          <text:p text:style-name="P1"><text:span text:style-name="T4">Strikethrough text</text:span></text:p>
        </text:list-item>
        <text:list-item>
          <text:p text:style-name="P1"><text:span text:style-name="Source_Text">Inline code</text:span></text:p>
        </text:list-item>
      </text:list>
      <text:h text:style-name="Heading_20_2" text:outline-level="2"><text:bookmark-start text:name="headers"/>Headers<text:bookmark-end text:name="headers"/></text:h>
      <text:h text:style-name="Heading_20_1" text:outline-level="1"><text:bookmark-start text:name="h1-header"/>H1 Header<text:bookmark-end text:name="h1-header"/></text:h>
      <text:h text:style-name="Heading_20_2" text:outline-level="2"><text:bookmark-start text:name="h2-header"/>H2 Header<text:bookmark-end text:name="h2-header"/></text:h>
      <text:h text:style-name="Heading_20_3" text:outline-level="3"><text:bookmark-start text:name="h3-header"/>H3 Header<text:bookmark-end text:name="h3-header"/></text:h>
      <text:h text:style-name="Heading_20_4" text:outline-level="4"><text:bookmark-start text:name="h4-header"/>H4 Header<text:bookmark-end text:name="h4-header"/></text:h>
      <text:h text:style-name="Heading_20_5" text:outline-level="5"><text:bookmark-start text:name="h5-header"/>H5 Header<text:bookmark-end text:name="h5-header"/></text:h>
      <text:h text:style-name="Heading_20_6" text:outline-level="6"><text:bookmark-start text:name="h6-header"/>H6 Header<text:bookmark-end text:name="h6-header"/></text:h>
      <text:h text:style-name="Heading_20_2" text:outline-level="2"><text:bookmark-start text:name="lists"/>Lists<text:bookmark-end text:name="lists"/></text:h>
      <text:h text:style-name="Heading_20_3" text:outline-level="3"><text:bookmark-start text:name="unordered-list"/>Unordered List<text:bookmark-end text:name="unordered-list"/></text:h>
      <text:list text:style-name="L2">
        <text:list-item>
          <text:p text:style-name="P2">Item 1</text:p>
        </text:list-item>
        <text:list-item>
          <text:p text:style-name="P2">Item 2</text:p>
          <text:list text:style-name="L3">
            <text:list-item>
              <text:p text:style-name="P3">Subitem 2.1</text:p>
            </text:list-item>
            <text:list-item>
              <text:p text:style-name="P3">Subitem 2.2</text:p>
            </text:list-item>
          </text:list>
        </text:list-item>
        <text:list-item>
          <text:p text:style-name="P2">Item 3</text:p>
        </text:list-item>
      </text:list>
      <text:h text:style-name="Heading_20_3" text:outline-level="3"><text:bookmark-start text:name="ordered-list"/>Ordered List<text:bookmark-end text:name="ordered-list"/></text:h>
      <text:list text:style-name="L4">
        <text:list-item>
          <text:p text:style-name="P4">First item</text:p>
        </text:list-item>
        <text:list-item>
          <text:p text:style-name="P4">Second item</text:p>
          <text:list>
            <text:list-item>
              <text:p text:style-name="P4">Subitem 2.1</text:p>
            </text:list-item>
            <text:list-item>
              <text:p text:style-name="P4">Subitem 2.2</text:p>
            </text:list-item>
          </text:list>
        </text:list-item>
        <text:list-item>
          <text:p text:style-name="P4">Third item</text:p>
        </text:list-item>
      </text:list>
      <text:h text:style-name="Heading_20_2" text:outline-level="2"><text:bookmark-start text:name="links-and-images"/>Links and Images<text:bookmark-end text:name="links-and-images"/></text:h>
      <text:p text:style-name="First_20_paragraph"><text:a xlink:type="simple" xlink:href="https://www.openai.com" office:name=""><text:span text:style-name="Definition">Link to OpenAI</text:span></text:a></text:p>
      <text:p text:style-name="FigureWithCaption"><draw:frame draw:name="img1" svg:width="25.6356050069541pt" svg:height="25.6356050069541pt"><draw:image xlink:href="Pictures/0.png" xlink:type="simple" xlink:show="embed" xlink:actuate="onLoad"/></draw:frame></text:p>
      <text:p text:style-name="FigureCaption">Markdown Logo</text:p>
      <text:h text:style-name="Heading_20_2" text:outline-level="2"><text:bookmark-start text:name="blockquotes"/>Blockquotes<text:bookmark-end text:name="blockquotes"/></text:h>
      <text:p text:style-name="P5">This is a single line blockquote.</text:p>
      <text:p text:style-name="P6">This is a multi-line blockquote.</text:p>
      <text:p text:style-name="P6">It can span multiple paragraphs.</text:p>
      <text:list text:style-name="L5">
        <text:list-item>
          <text:p text:style-name="P7">It can contain other Markdown elements</text:p>
        </text:list-item>
        <text:list-item>
          <text:p text:style-name="P7">Like lists</text:p>
        </text:list-item>
      </text:list>
      <text:h text:style-name="Heading_20_2" text:outline-level="2"><text:bookmark-start text:name="code-blocks"/>Code Blocks<text:bookmark-end text:name="code-blocks"/></text:h>
      <text:p text:style-name="First_20_paragraph">Inline code: <text:span text:style-name="Source_Text">print("Hello, World!")</text:span></text:p>
      <text:p text:style-name="Text_20_body">Python code block:</text:p>
      <text:p text:style-name="Preformatted_20_Text">
<text:span text:style-name="KeywordTok">def</text:span><text:span text:style-name="NormalTok"><text:s text:c="1"/>greet(name):</text:span>
</text:p>
      <text:p text:style-name="Preformatted_20_Text">
<text:span text:style-name="NormalTok"><text:s text:c="4"/></text:span><text:span text:style-name="ControlFlowTok">return</text:span><text:span text:style-name="NormalTok"><text:s text:c="1"/></text:span><text:span text:style-name="SpecialStringTok">f"Hello, </text:span><text:span text:style-name="SpecialCharTok">{</text:span><text:span text:style-name="NormalTok">name</text:span><text:span text:style-name="SpecialCharTok">}</text:span><text:span text:style-name="SpecialStringTok">!"</text:span>
</text:p>
      <text:p text:style-name="Preformatted_20_Text">
</text:p>
      <text:p text:style-name="Preformatted_20_Text">
<text:span text:style-name="BuiltInTok">print</text:span><text:span text:style-name="NormalTok">(greet(</text:span><text:span text:style-name="StringTok">"Markdown"</text:span><text:span text:style-name="NormalTok">))</text:span>
</text:p>
      <text:h text:style-name="Heading_20_2" text:outline-level="2"><text:bookmark-start text:name="tables"/>Tables<text:bookmark-end text:name="table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Header 1</text:p>
            </table:table-cell>
            <table:table-cell table:style-name="TableHeaderRowCell" office:value-type="string">
              <text:p text:style-name="P8">Header 2</text:p>
            </table:table-cell>
            <table:table-cell table:style-name="TableHeaderRowCell" office:value-type="string">
              <text:p text:style-name="P9">Header 3</text:p>
            </table:table-cell>
          </table:table-row>
        </table:table-header-rows>
        <table:table-row>
          <table:table-cell table:style-name="TableRowCell" office:value-type="string">
            <text:p text:style-name="Table_20_Contents">Left</text:p>
          </table:table-cell>
          <table:table-cell table:style-name="TableRowCell" office:value-type="string">
            <text:p text:style-name="P10">Center</text:p>
          </table:table-cell>
          <table:table-cell table:style-name="TableRowCell" office:value-type="string">
            <text:p text:style-name="P11">Right</text:p>
          </table:table-cell>
        </table:table-row>
        <table:table-row>
          <table:table-cell table:style-name="TableRowCell" office:value-type="string">
            <text:p text:style-name="Table_20_Contents">aligned</text:p>
          </table:table-cell>
          <table:table-cell table:style-name="TableRowCell" office:value-type="string">
            <text:p text:style-name="P10">aligned</text:p>
          </table:table-cell>
          <table:table-cell table:style-name="TableRowCell" office:value-type="string">
            <text:p text:style-name="P11">aligned</text:p>
          </table:table-cell>
        </table:table-row>
      </table:table>
      <text:h text:style-name="Heading_20_2" text:outline-level="2"><text:bookmark-start text:name="horizontal-rule"/>Horizontal Rule<text:bookmark-end text:name="horizontal-rule"/></text:h>
      <text:p text:style-name="Horizontal_20_Line"/>
      <text:h text:style-name="Heading_20_2" text:outline-level="2"><text:bookmark-start text:name="task-lists"/>Task Lists<text:bookmark-end text:name="task-lists"/></text:h>
      <text:list text:style-name="L6">
        <text:list-item>
          <text:p text:style-name="P12">☒ Write the press release</text:p>
        </text:list-item>
        <text:list-item>
          <text:p text:style-name="P12">☐ Update the website</text:p>
        </text:list-item>
        <text:list-item>
          <text:p text:style-name="P12">☐ Contact the media</text:p>
        </text:list-item>
      </text:list>
      <text:h text:style-name="Heading_20_2" text:outline-level="2"><text:bookmark-start text:name="footnotes"/>Footnotes<text:bookmark-end text:name="footnotes"/></text:h>
      <text:p text:style-name="First_20_paragraph">Here’s a sentence with a footnote.<text:note text:id="ftn0" text:note-class="footnote"><text:note-citation>1</text:note-citation><text:note-body><text:p text:style-name="Footnote">This is the footnote content.</text:p></text:note-body></text:note></text:p>
      <text:h text:style-name="Heading_20_2" text:outline-level="2"><text:bookmark-start text:name="mathematical-equations"/>Mathematical Equations<text:bookmark-end text:name="mathematical-equations"/></text:h>
      <text:p text:style-name="First_20_paragraph">Inline math: <draw:frame draw:style-name="fr1" text:anchor-type="as-char"><draw:object xlink:href="Formula-1/" xlink:type="simple" xlink:show="embed" xlink:actuate="onLoad"/></draw:frame></text:p>
      <text:p text:style-name="Text_20_body">Display math:</text:p>
      <text:p text:style-name="Text_20_body"><draw:frame draw:style-name="fr2" text:anchor-type="paragraph"><draw:object xlink:href="Formula-3/" xlink:type="simple" xlink:show="embed" xlink:actuate="onLoad"/></draw:frame></text:p>
      <text:h text:style-name="Heading_20_2" text:outline-level="2"><text:bookmark-start text:name="subscript-and-superscript"/>Subscript and Superscript<text:bookmark-end text:name="subscript-and-superscript"/></text:h>
      <text:p text:style-name="First_20_paragraph">H<text:span text:style-name="T5">2</text:span>O</text:p>
      <text:p text:style-name="Text_20_body">X<text:span text:style-name="T6">2</text:span></text:p>
      <text:p text:style-name="Text_20_body">This comprehensive showcase demonstrates a wide range of Markdown elements and syntax. Different Markdown processors and templates may render these elements differently, allowing you to compare and evaluate their appearance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font-family-generic="swiss" style:font-pitch="variable" style:name="Trebuchet MS" svg:font-family="Trebuchet MS" svg:panose-1="2 11 6 3 2 2 2 2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 svg:panose-1="2 11 6 4 2 2 2 2 2 4"/>
    <style:font-face style:font-family-generic="swiss" style:font-pitch="variable" style:name="Lucida Sans Unicode" svg:font-family="Lucida Sans Unicode" svg:panose-1="2 11 6 2 3 5 4 2 2 4"/>
    <style:font-face style:font-family-generic="swiss" style:font-pitch="variable" style:name="Tahoma" svg:font-family="Tahoma" svg:panose-1="2 11 6 4 3 5 4 4 2 4"/>
    <style:font-face style:font-family-generic="modern" style:font-pitch="fixed" style:name="Courier New" svg:font-family="Courier New" svg:panose-1="2 7 3 9 2 2 5 2 4 4"/>
    <style:font-face style:font-family-generic="system" style:name="StarSymbol" svg:font-family="StarSymbol" svg:panose-1="2 11 6 4 2 2 2 2 2 4"/>
    <style:font-face style:font-charset="x-symbol" style:font-family-generic="decorative" style:font-pitch="variable" style:name="Symbol" svg:font-family="Symbol" svg:panose-1="5 5 1 2 1 7 6 2 5 7"/>
    <style:font-face style:font-family-generic="decorative" style:font-pitch="variable" style:name="Wingdings" svg:font-family="Wingdings" svg:panose-1="5 0 0 0 0 0 0 0 0 0"/>
  </office:font-face-decls>
  <office:styles>
    <style:default-style style:family="table">
      <style:table-properties style:writing-mode="lr-tb" table:align="left" table:border-model="collapsing" fo:margin-left="0in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style:glyph-orientation-vertical="auto" style:vertical-align="top" fo:background-color="transparent" fo:wrap-option="wrap"/>
    </style:default-style>
    <style:default-style style:family="paragraph">
      <style:paragraph-properties style:contextual-spacing="false" style:line-break="strict" style:punctuation-wrap="hanging" style:shadow="none" style:snap-to-layout-grid="true" style:tab-stop-distance="0.4923in" style:text-autospace="ideograph-alpha" style:vertical-align="auto" style:writing-mode="lr-tb" text:number-lines="true" fo:background-color="transparent" fo:border="none" fo:break-before="auto" fo:keep-together="auto" fo:keep-with-next="auto" fo:line-height="115%" fo:margin-bottom="0.1388in" fo:orphans="2" fo:padding="0in" fo:text-align="start" fo:widows="2">
        <style:background-fill draw:fill="solid"/>
      </style:paragraph-properties>
      <style:text-properties style:country-asian="GB" style:country-complex="SA" style:font-name="Trebuchet MS" style:font-name-asian="Trebuchet MS" style:font-name-complex="Times New Roman" style:font-relief="none" style:font-size-asian="11pt" style:font-size-complex="11pt" style:font-style-asian="normal" style:font-style-complex="normal" style:font-weight-asian="normal" style:font-weight-complex="normal" style:language-asian="en" style:language-complex="ar" style:letter-kerning="false" style:text-combine="none" style:text-emphasize="none" style:text-line-through-type="none" style:text-outline="false" style:text-position="0% 100%" style:text-scale="100%" style:text-underline-color="font-color" style:text-underline-type="none" style:use-window-font-color="true" fo:background-color="transparent" fo:country="US" fo:font-size="11pt" fo:font-style="normal" fo:font-variant="normal" fo:font-weight="normal" fo:hyphenate="true" fo:language="en" fo:letter-spacing="normal" fo:text-transform="none"/>
    </style:default-style>
    <style:style style:default-outline-level="1" style:display-name="Heading 1" style:family="paragraph" style:name="Heading1" style:next-style-name="Normal" style:parent-style-name="Normal">
      <style:paragraph-properties fo:keep-together="always" fo:keep-with-next="always" fo:line-height="100%" fo:margin-bottom="0in" fo:margin-top="0.25in"/>
      <style:text-properties style:font-name="Trebuchet MS" style:font-name-asian="Times New Roman" style:font-name-complex="Times New Roman" style:font-size-asian="16pt" style:font-size-complex="14pt" style:font-weight-complex="bold" fo:color="#000000" fo:font-size="16pt" fo:hyphenate="true" fo:letter-spacing="0.0138in"/>
    </style:style>
    <style:style style:default-outline-level="2" style:display-name="Heading 2" style:family="paragraph" style:name="Heading2" style:next-style-name="Normal" style:parent-style-name="Normal">
      <style:paragraph-properties fo:keep-together="always" fo:keep-with-next="always" fo:line-height="100%" fo:margin-bottom="0in" fo:margin-top="0.0833in"/>
      <style:text-properties style:font-name-asian="Times New Roman" style:font-name-complex="Times New Roman" style:font-size-asian="14pt" style:font-size-complex="13pt" style:font-weight-asian="bold" style:font-weight-complex="bold" fo:color="#000000" fo:font-size="14pt" fo:font-weight="bold" fo:hyphenate="true"/>
    </style:style>
    <style:style style:default-outline-level="3" style:display-name="Heading 3" style:family="paragraph" style:name="Heading3" style:next-style-name="Normal" style:parent-style-name="Normal">
      <style:paragraph-properties fo:keep-together="always" fo:keep-with-next="always" fo:line-height="100%" fo:margin-bottom="0in" fo:margin-top="0.0138in"/>
      <style:text-properties style:font-name="Trebuchet MS" style:font-name-asian="Times New Roman" style:font-name-complex="Times New Roman" style:font-size-asian="12pt" style:font-weight-complex="bold" fo:color="#373545" fo:font-size="12pt" fo:hyphenate="true" fo:letter-spacing="0.0097in"/>
    </style:style>
    <style:style style:default-outline-level="4" style:display-name="Heading 4" style:family="paragraph" style:name="Heading4" style:next-style-name="Normal" style:parent-style-name="Normal">
      <style:paragraph-properties fo:keep-together="always" fo:keep-with-next="always" fo:margin-bottom="0in" fo:margin-top="0.1388in"/>
      <style:text-properties style:font-name-asian="Times New Roman" style:font-name-complex="Times New Roman" style:font-size-asian="12pt" style:font-style-asian="italic" style:font-style-complex="italic" style:font-weight-asian="bold" style:font-weight-complex="bold" fo:color="#000000" fo:font-size="12pt" fo:font-style="italic" fo:font-weight="bold" fo:hyphenate="true"/>
    </style:style>
    <style:style style:default-outline-level="5" style:display-name="Heading 5" style:family="paragraph" style:name="Heading5" style:next-style-name="Normal" style:parent-style-name="Normal">
      <style:paragraph-properties fo:keep-together="always" fo:keep-with-next="always" fo:margin-bottom="0in" fo:margin-top="0.1388in"/>
      <style:text-properties style:font-name="Trebuchet MS" style:font-name-asian="Times New Roman" style:font-name-complex="Times New Roman" style:font-size-asian="11pt" fo:color="#000000" fo:font-size="11pt" fo:hyphenate="true"/>
    </style:style>
    <style:style style:default-outline-level="6" style:display-name="Heading 6" style:family="paragraph" style:name="Heading6" style:next-style-name="Normal" style:parent-style-name="Normal">
      <style:paragraph-properties fo:keep-together="always" fo:keep-with-next="always" fo:margin-bottom="0in" fo:margin-top="0.1388in"/>
      <style:text-properties style:font-name="Trebuchet MS" style:font-name-asian="Times New Roman" style:font-name-complex="Times New Roman" style:font-size-asian="11pt" style:font-style-complex="italic" fo:color="#3494BA" fo:font-size="11pt" fo:hyphenate="true"/>
    </style:style>
    <style:style style:default-outline-level="7" style:display-name="Heading 7" style:family="paragraph" style:name="Heading7" style:next-style-name="Normal" style:parent-style-name="Normal">
      <style:paragraph-properties fo:keep-together="always" fo:keep-with-next="always" fo:margin-bottom="0in" fo:margin-top="0.1388in"/>
      <style:text-properties style:font-name="Trebuchet MS" style:font-name-asian="Times New Roman" style:font-name-complex="Times New Roman" style:font-size-asian="11pt" style:font-style-asian="italic" style:font-style-complex="italic" fo:color="#000000" fo:font-size="11pt" fo:font-style="italic" fo:hyphenate="true"/>
    </style:style>
    <style:style style:default-outline-level="8" style:display-name="Heading 8" style:family="paragraph" style:name="Heading8" style:next-style-name="Normal" style:parent-style-name="Normal">
      <style:paragraph-properties fo:keep-together="always" fo:keep-with-next="always" fo:margin-bottom="0in" fo:margin-top="0.1388in"/>
      <style:text-properties style:font-name="Trebuchet MS" style:font-name-asian="Times New Roman" style:font-name-complex="Times New Roman" style:font-size-asian="10pt" style:font-size-complex="10pt" fo:color="#000000" fo:font-size="10pt" fo:hyphenate="true"/>
    </style:style>
    <style:style style:default-outline-level="9" style:display-name="Heading 9" style:family="paragraph" style:name="Heading9" style:next-style-name="Normal" style:parent-style-name="Normal">
      <style:paragraph-properties fo:keep-together="always" fo:keep-with-next="always" fo:margin-bottom="0in" fo:margin-top="0.1388in"/>
      <style:text-properties style:font-name="Trebuchet MS" style:font-name-asian="Times New Roman" style:font-name-complex="Times New Roman" style:font-size-asian="10pt" style:font-size-complex="10pt" style:font-style-asian="italic" style:font-style-complex="italic" fo:color="#000000" fo:font-size="10pt" fo:font-style="italic" fo:hyphenate="true"/>
    </style:style>
    <style:style style:display-name="Normal" style:family="paragraph" style:name="Normal">
      <style:paragraph-properties fo:line-height="114%" fo:margin-bottom="0.125in"/>
      <style:text-properties style:font-size-asian="10.5pt" fo:font-size="10.5pt" fo:hyphenate="true"/>
    </style:style>
    <style:style style:display-name="Default Paragraph Font" style:family="text" style:name="DefaultParagraphFont"/>
    <style:style style:display-name="Author" style:family="paragraph" style:name="Author" style:parent-style-name="Standard">
      <style:paragraph-properties fo:text-align="center"/>
      <style:text-properties fo:hyphenate="true"/>
    </style:style>
    <style:style style:display-name="Date" style:family="paragraph" style:name="Date" style:parent-style-name="Standard">
      <style:paragraph-properties fo:text-align="center"/>
      <style:text-properties fo:hyphenate="true"/>
    </style:style>
    <style:style style:display-name="Abstract" style:family="paragraph" style:name="Abstract" style:parent-style-name="Standard">
      <style:paragraph-properties fo:margin-bottom="0.1in" fo:margin-left="0.3937in" fo:margin-right="0.3937in" fo:margin-top="0.1in">
        <style:tab-stops/>
      </style:paragraph-properties>
      <style:text-properties fo:hyphenate="true"/>
    </style:style>
    <style:style style:display-name="Standard" style:family="paragraph" style:name="Standard">
      <style:text-properties fo:hyphenate="true"/>
    </style:style>
    <style:style style:display-name="Heading" style:family="paragraph" style:name="Heading" style:next-style-name="Textbody" style:parent-style-name="Standard">
      <style:paragraph-properties fo:keep-with-next="always" fo:margin-bottom="0.0833in" fo:margin-top="0.1666in"/>
      <style:text-properties style:font-name="Arial" style:font-name-asian="Lucida Sans Unicode" style:font-name-complex="Tahoma" style:font-size-asian="14pt" style:font-size-complex="14pt" fo:font-size="14pt" fo:hyphenate="true"/>
    </style:style>
    <style:style style:display-name="Text body" style:family="paragraph" style:name="Textbody" style:parent-style-name="Standard">
      <style:paragraph-properties fo:margin-bottom="0.0597in" fo:margin-top="0.0597in"/>
      <style:text-properties fo:hyphenate="true"/>
    </style:style>
    <style:style style:display-name="List" style:family="paragraph" style:name="List" style:parent-style-name="Textbody">
      <style:text-properties style:font-name-complex="Tahoma" fo:hyphenate="true"/>
    </style:style>
    <style:style style:display-name="Caption" style:family="paragraph" style:name="Caption" style:next-style-name="Normal" style:parent-style-name="Normal">
      <style:paragraph-properties fo:line-height="100%"/>
      <style:text-properties style:font-name="Trebuchet MS" style:font-name-asian="Times New Roman" style:font-size-asian="11pt" style:font-size-complex="9pt" style:font-weight-complex="bold" fo:color="#373545" fo:font-size="11pt" fo:font-variant="small-caps" fo:hyphenate="true" fo:letter-spacing="0.0041in"/>
    </style:style>
    <style:style style:display-name="TableCaption" style:family="paragraph" style:name="TableCaption" style:parent-style-name="Caption">
      <style:text-properties fo:hyphenate="true"/>
    </style:style>
    <style:style style:display-name="Table" style:family="paragraph" style:name="Table" style:parent-style-name="Caption">
      <style:text-properties fo:hyphenate="true"/>
    </style:style>
    <style:style style:display-name="FigureCaption" style:family="paragraph" style:name="FigureCaption" style:parent-style-name="Caption">
      <style:text-properties fo:hyphenate="true"/>
    </style:style>
    <style:style style:display-name="Figure" style:family="paragraph" style:name="Figure" style:parent-style-name="Standard">
      <style:paragraph-properties text:number-lines="false"/>
      <style:text-properties fo:hyphenate="true"/>
    </style:style>
    <style:style style:display-name="FigureWithCaption" style:family="paragraph" style:name="FigureWithCaption" style:parent-style-name="Figure">
      <style:paragraph-properties fo:keep-with-next="always"/>
      <style:text-properties fo:hyphenate="true"/>
    </style:style>
    <style:style style:display-name="Index" style:family="paragraph" style:name="Index" style:parent-style-name="Standard">
      <style:paragraph-properties text:number-lines="false"/>
      <style:text-properties style:font-name-complex="Tahoma" fo:hyphenate="true"/>
    </style:style>
    <style:style style:display-name="Quotations" style:family="paragraph" style:name="Quotations" style:parent-style-name="Standard">
      <style:paragraph-properties fo:margin-bottom="0.1in" fo:margin-left="0.3937in" fo:margin-right="0.3937in" fo:margin-top="0.1in">
        <style:tab-stops/>
      </style:paragraph-properties>
      <style:text-properties fo:hyphenate="true"/>
    </style:style>
    <style:style style:display-name="Preformatted Text" style:family="paragraph" style:name="PreformattedText" style:parent-style-name="Standard">
      <style:paragraph-properties fo:margin-bottom="0in"/>
      <style:text-properties style:font-name="Courier New" style:font-name-asian="Courier New" style:font-name-complex="Courier New" style:font-size-asian="10pt" style:font-size-complex="10pt" fo:font-size="10pt" fo:hyphenate="true"/>
    </style:style>
    <style:style style:display-name="Source_Text"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Highlighted" style:family="text" style:name="Highlighted">
      <style:text-properties fo:background-color="#FFFF38"/>
    </style:style>
    <style:style style:display-name="Definition Term" style:family="paragraph" style:name="DefinitionTerm" style:next-style-name="DefinitionDefinition" style:parent-style-name="Standard">
      <style:paragraph-properties fo:margin-bottom="0.0597in" fo:margin-top="0.0597in"/>
      <style:text-properties fo:hyphenate="true"/>
    </style:style>
    <style:style style:display-name="Definition Definition" style:family="paragraph" style:name="DefinitionDefinition" style:next-style-name="Textbody" style:parent-style-name="Standard">
      <style:paragraph-properties fo:margin-left="0.5in">
        <style:tab-stops/>
      </style:paragraph-properties>
      <style:text-properties fo:hyphenate="true"/>
    </style:style>
    <style:style style:display-name="Table Contents" style:family="paragraph" style:name="TableContents" style:parent-style-name="Standard">
      <style:paragraph-properties text:number-lines="false" fo:margin-left="0.0298in" fo:margin-right="0.0298in">
        <style:tab-stops/>
      </style:paragraph-properties>
      <style:text-properties fo:hyphenate="true"/>
    </style:style>
    <style:style style:display-name="Table Heading" style:family="paragraph" style:name="TableHeading" style:parent-style-name="TableContents">
      <style:text-properties style:font-weight-asian="bold" style:font-weight-complex="bold" fo:font-weight="bold" fo:hyphenate="true"/>
    </style:style>
    <style:style style:display-name="Footnote" style:family="paragraph" style:name="Footnote" style:parent-style-name="Standard">
      <style:paragraph-properties text:number-lines="false" fo:margin-left="0.1965in" fo:text-indent="-0.1965in">
        <style:tab-stops/>
      </style:paragraph-properties>
      <style:text-properties style:font-size-asian="10pt" style:font-size-complex="10pt" fo:font-size="10pt" fo:hyphenate="true"/>
    </style:style>
    <style:style style:display-name="Footer" style:family="paragraph" style:name="Footer" style:parent-style-name="Standard">
      <style:paragraph-properties text:number-lines="false">
        <style:tab-stops>
          <style:tab-stop style:position="3.25in" style:type="center"/>
          <style:tab-stop style:position="6.5in" style:type="right"/>
        </style:tab-stops>
      </style:paragraph-properties>
      <style:text-properties fo:hyphenate="true"/>
    </style:style>
    <style:style style:display-name="Definition Term Tight" style:family="paragraph" style:name="DefinitionTermTight" style:next-style-name="DefinitionDefinitionTight" style:parent-style-name="Standard">
      <style:paragraph-properties fo:margin-bottom="0.0798in" fo:margin-top="0.0798in"/>
      <style:text-properties fo:hyphenate="true"/>
    </style:style>
    <style:style style:display-name="Definition Definition Tight" style:family="paragraph" style:name="DefinitionDefinitionTight" style:parent-style-name="Standard">
      <style:paragraph-properties fo:margin-bottom="0in" fo:margin-left="0.5in">
        <style:tab-stops/>
      </style:paragraph-properties>
      <style:text-properties fo:hyphenate="true"/>
    </style:style>
    <style:style style:display-name="Horizontal Line" style:family="paragraph" style:name="HorizontalLine" style:next-style-name="Textbody" style:parent-style-name="Standard">
      <style:paragraph-properties text:number-lines="false" fo:margin-bottom="0.1965in"/>
      <style:text-properties style:font-size-asian="6pt" style:font-size-complex="6pt" fo:font-size="6pt" fo:hyphenate="true"/>
    </style:style>
    <style:style style:display-name="First paragraph" style:family="paragraph" style:name="Firstparagraph" style:next-style-name="Textbody" style:parent-style-name="Textbody">
      <style:text-properties fo:hyphenate="true"/>
    </style:style>
    <style:style style:display-name="Numbering Symbols" style:family="text" style:name="NumberingSymbols"/>
    <style:style style:display-name="Bullet Symbols" style:family="text" style:name="BulletSymbols">
      <style:text-properties style:font-name="StarSymbol" style:font-name-asian="StarSymbol" style:font-name-complex="StarSymbol" style:font-size-asian="9pt" style:font-size-complex="9pt" fo:font-size="9pt"/>
    </style:style>
    <style:style style:display-name="Emphasis" style:family="text" style:name="Emphasis" style:parent-style-name="DefaultParagraphFont">
      <style:text-properties style:font-style-asian="italic" style:font-style-complex="italic" style:font-weight-asian="bold" fo:font-style="italic" fo:font-weight="bold"/>
    </style:style>
    <style:style style:display-name="Strong Emphasis" style:family="text" style:name="StrongEmphasis">
      <style:text-properties style:font-weight-asian="bold" style:font-weight-complex="bold" fo:font-weight="bold"/>
    </style:style>
    <style:style style:display-name="Strikeout" style:family="text" style:name="Strikeout">
      <style:text-properties style:text-line-through-color="font-color" style:text-line-through-mode="continuous" style:text-line-through-style="solid" style:text-line-through-type="single" style:text-line-through-width="auto"/>
    </style:style>
    <style:style style:display-name="Superscript" style:family="text" style:name="Superscript">
      <style:text-properties style:text-position="super 63.6%"/>
    </style:style>
    <style:style style:display-name="Subscript" style:family="text" style:name="Subscript">
      <style:text-properties style:text-position="sub 63.6%"/>
    </style:style>
    <style:style style:display-name="Citation" style:family="text" style:name="Citation">
      <style:text-properties style:font-style-asian="italic" style:font-style-complex="italic" fo:font-style="italic"/>
    </style:style>
    <style:style style:display-name="Teletype"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link">
      <style:text-properties style:text-underline-mode="continuous" style:text-underline-style="solid" style:text-underline-type="single" style:text-underline-width="auto" fo:color="#000080"/>
    </style:style>
    <style:style style:display-name="Footnote Symbol" style:family="text" style:name="FootnoteSymbol"/>
    <style:style style:display-name="Footnote anchor" style:family="text" style:name="Footnoteanchor">
      <style:text-properties style:text-position="super 63.6%"/>
    </style:style>
    <style:style style:display-name="Definition" style:family="text" style:name="Definition"/>
    <text:list-style style:display-name="Numbering 1" style:name="Numbering1">
      <text:list-level-style-number style:num-format="1" style:num-list-format-name="NLF0" style:num-suffix="." text:level="1">
        <style:list-level-properties text:list-level-position-and-space-mode="label-alignment" text:min-label-width="0.1965in" text:space-before="0in">
          <style:list-level-label-alignment text:label-followed-by="listtab" fo:margin-left="0.1965in" fo:text-indent="-0.1965in"/>
        </style:list-level-properties>
      </text:list-level-style-number>
      <text:list-level-style-number style:num-format="1" style:num-list-format-name="NLF0" style:num-suffix="." text:level="2">
        <style:list-level-properties text:list-level-position-and-space-mode="label-alignment" text:min-label-width="0.1965in" text:space-before="0.1972in">
          <style:list-level-label-alignment text:label-followed-by="listtab" fo:margin-left="0.3937in" fo:text-indent="-0.1965in"/>
        </style:list-level-properties>
      </text:list-level-style-number>
      <text:list-level-style-number style:num-format="1" style:num-list-format-name="NLF0" style:num-suffix="." text:level="3">
        <style:list-level-properties text:list-level-position-and-space-mode="label-alignment" text:min-label-width="0.1965in" text:space-before="0.3937in">
          <style:list-level-label-alignment text:label-followed-by="listtab" fo:margin-left="0.5902in" fo:text-indent="-0.1965in"/>
        </style:list-level-properties>
      </text:list-level-style-number>
      <text:list-level-style-number style:num-format="1" style:num-list-format-name="NLF0" style:num-suffix="." text:level="4">
        <style:list-level-properties text:list-level-position-and-space-mode="label-alignment" text:min-label-width="0.1965in" text:space-before="0.5909in">
          <style:list-level-label-alignment text:label-followed-by="listtab" fo:margin-left="0.7875in" fo:text-indent="-0.1965in"/>
        </style:list-level-properties>
      </text:list-level-style-number>
      <text:list-level-style-number style:num-format="1" style:num-list-format-name="NLF0" style:num-suffix="." text:level="5">
        <style:list-level-properties text:list-level-position-and-space-mode="label-alignment" text:min-label-width="0.1965in" text:space-before="0.7875in">
          <style:list-level-label-alignment text:label-followed-by="listtab" fo:margin-left="0.984in" fo:text-indent="-0.1965in"/>
        </style:list-level-properties>
      </text:list-level-style-number>
      <text:list-level-style-number style:num-format="1" style:num-list-format-name="NLF0" style:num-suffix="." text:level="6">
        <style:list-level-properties text:list-level-position-and-space-mode="label-alignment" text:min-label-width="0.1965in" text:space-before="0.9847in">
          <style:list-level-label-alignment text:label-followed-by="listtab" fo:margin-left="1.1812in" fo:text-indent="-0.1965in"/>
        </style:list-level-properties>
      </text:list-level-style-number>
      <text:list-level-style-number style:num-format="1" style:num-list-format-name="NLF0" style:num-suffix="." text:level="7">
        <style:list-level-properties text:list-level-position-and-space-mode="label-alignment" text:min-label-width="0.1965in" text:space-before="1.1812in">
          <style:list-level-label-alignment text:label-followed-by="listtab" fo:margin-left="1.3777in" fo:text-indent="-0.1965in"/>
        </style:list-level-properties>
      </text:list-level-style-number>
      <text:list-level-style-number style:num-format="1" style:num-list-format-name="NLF0" style:num-suffix="." text:level="8">
        <style:list-level-properties text:list-level-position-and-space-mode="label-alignment" text:min-label-width="0.1965in" text:space-before="1.3784in">
          <style:list-level-label-alignment text:label-followed-by="listtab" fo:margin-left="1.575in" fo:text-indent="-0.1965in"/>
        </style:list-level-properties>
      </text:list-level-style-number>
      <text:list-level-style-number style:num-format="1" style:num-list-format-name="NLF0" style:num-suffix="." text:level="9">
        <style:list-level-properties text:list-level-position-and-space-mode="label-alignment" text:min-label-width="0.1965in" text:space-before="1.575in">
          <style:list-level-label-alignment text:label-followed-by="listtab" fo:margin-left="1.7715in" fo:text-indent="-0.1965in"/>
        </style:list-level-properties>
      </text:list-level-style-number>
    </text:list-style>
    <text:list-style style:display-name="Numbering 2" style:name="Numbering2">
      <text:list-level-style-number style:num-format="1" style:num-list-format-name="NLF1" text:level="1">
        <style:list-level-properties text:list-level-position-and-space-mode="label-alignment" text:min-label-width="0.1965in" text:space-before="0in">
          <style:list-level-label-alignment text:label-followed-by="listtab" fo:margin-left="0.1965in" fo:text-indent="-0.1965in"/>
        </style:list-level-properties>
      </text:list-level-style-number>
      <text:list-level-style-number style:num-format="1" style:num-list-format-name="NLF1" text:level="2" text:start-value="2">
        <style:list-level-properties text:list-level-position-and-space-mode="label-alignment" text:min-label-width="0.1965in" text:space-before="0.1965in">
          <style:list-level-label-alignment text:label-followed-by="listtab" fo:margin-left="0.393in" fo:text-indent="-0.1965in"/>
        </style:list-level-properties>
      </text:list-level-style-number>
      <text:list-level-style-number style:num-format="1" style:num-list-format-name="NLF1" text:level="3" text:start-value="3">
        <style:list-level-properties text:list-level-position-and-space-mode="label-alignment" text:min-label-width="0.3937in" text:space-before="0.393in">
          <style:list-level-label-alignment text:label-followed-by="listtab" fo:margin-left="0.7868in" fo:text-indent="-0.3937in"/>
        </style:list-level-properties>
      </text:list-level-style-number>
      <text:list-level-style-number style:num-format="1" style:num-list-format-name="NLF1" text:level="4" text:start-value="4">
        <style:list-level-properties text:list-level-position-and-space-mode="label-alignment" text:min-label-width="0.4923in" text:space-before="0.7868in">
          <style:list-level-label-alignment text:label-followed-by="listtab" fo:margin-left="1.2791in" fo:text-indent="-0.4923in"/>
        </style:list-level-properties>
      </text:list-level-style-number>
      <text:list-level-style-number style:num-format="1" style:num-list-format-name="NLF1" text:level="5" text:start-value="5">
        <style:list-level-properties text:list-level-position-and-space-mode="label-alignment" text:min-label-width="0.5902in" text:space-before="1.2791in">
          <style:list-level-label-alignment text:label-followed-by="listtab" fo:margin-left="1.8694in" fo:text-indent="-0.5902in"/>
        </style:list-level-properties>
      </text:list-level-style-number>
      <text:list-level-style-number style:num-format="1" style:num-list-format-name="NLF1" text:level="6" text:start-value="6">
        <style:list-level-properties text:list-level-position-and-space-mode="label-alignment" text:min-label-width="0.709in" text:space-before="1.8694in">
          <style:list-level-label-alignment text:label-followed-by="listtab" fo:margin-left="2.5784in" fo:text-indent="-0.709in"/>
        </style:list-level-properties>
      </text:list-level-style-number>
      <text:list-level-style-number style:num-format="1" style:num-list-format-name="NLF1" text:level="7" text:start-value="7">
        <style:list-level-properties text:list-level-position-and-space-mode="label-alignment" text:min-label-width="0.9055in" text:space-before="2.5784in">
          <style:list-level-label-alignment text:label-followed-by="listtab" fo:margin-left="3.484in" fo:text-indent="-0.9055in"/>
        </style:list-level-properties>
      </text:list-level-style-number>
      <text:list-level-style-number style:num-format="1" style:num-list-format-name="NLF1" text:level="8" text:start-value="8">
        <style:list-level-properties text:list-level-position-and-space-mode="label-alignment" text:min-label-width="1.0236in" text:space-before="3.484in">
          <style:list-level-label-alignment text:label-followed-by="listtab" fo:margin-left="4.5076in" fo:text-indent="-1.0236in"/>
        </style:list-level-properties>
      </text:list-level-style-number>
      <text:list-level-style-number style:num-format="1" style:num-list-format-name="NLF1" text:level="9" text:start-value="9">
        <style:list-level-properties text:list-level-position-and-space-mode="label-alignment" text:min-label-width="1.1027in" text:space-before="4.5076in">
          <style:list-level-label-alignment text:label-followed-by="listtab" fo:margin-left="5.6104in" fo:text-indent="-1.1027in"/>
        </style:list-level-properties>
      </text:list-level-style-number>
    </text:list-style>
    <text:list-style style:display-name="Numbering 3" style:name="Numbering3">
      <text:list-level-style-number style:num-format="1" style:num-list-format-name="NLF1" text:level="1">
        <style:list-level-properties text:list-level-position-and-space-mode="label-alignment" text:min-label-width="1.1812in" text:space-before="0in">
          <style:list-level-label-alignment text:label-followed-by="listtab" fo:margin-left="1.1812in" fo:text-indent="-1.1812in"/>
        </style:list-level-properties>
      </text:list-level-style-number>
      <text:list-level-style-number style:num-format="1" style:num-list-format-name="NLF1" text:level="2" text:start-value="2">
        <style:list-level-properties text:list-level-position-and-space-mode="label-alignment" text:min-label-width="1.1812in" text:space-before="1.1812in">
          <style:list-level-label-alignment text:label-followed-by="listtab" fo:margin-left="2.3625in" fo:text-indent="-1.1812in"/>
        </style:list-level-properties>
      </text:list-level-style-number>
      <text:list-level-style-number style:num-format="1" style:num-list-format-name="NLF1" text:level="3" text:start-value="3">
        <style:list-level-properties text:list-level-position-and-space-mode="label-alignment" text:min-label-width="1.1812in" text:space-before="2.3625in">
          <style:list-level-label-alignment text:label-followed-by="listtab" fo:margin-left="3.5437in" fo:text-indent="-1.1812in"/>
        </style:list-level-properties>
      </text:list-level-style-number>
      <text:list-level-style-number style:num-format="1" style:num-list-format-name="NLF1" text:level="4" text:start-value="4">
        <style:list-level-properties text:list-level-position-and-space-mode="label-alignment" text:min-label-width="1.1812in" text:space-before="3.5444in">
          <style:list-level-label-alignment text:label-followed-by="listtab" fo:margin-left="4.7256in" fo:text-indent="-1.1812in"/>
        </style:list-level-properties>
      </text:list-level-style-number>
      <text:list-level-style-number style:num-format="1" style:num-list-format-name="NLF1" text:level="5" text:start-value="5">
        <style:list-level-properties text:list-level-position-and-space-mode="label-alignment" text:min-label-width="1.1812in" text:space-before="4.725in">
          <style:list-level-label-alignment text:label-followed-by="listtab" fo:margin-left="5.9062in" fo:text-indent="-1.1812in"/>
        </style:list-level-properties>
      </text:list-level-style-number>
      <text:list-level-style-number style:num-format="1" style:num-list-format-name="NLF1" text:level="6" text:start-value="6">
        <style:list-level-properties text:list-level-position-and-space-mode="label-alignment" text:min-label-width="1.1812in" text:space-before="5.9062in">
          <style:list-level-label-alignment text:label-followed-by="listtab" fo:margin-left="7.0875in" fo:text-indent="-1.1812in"/>
        </style:list-level-properties>
      </text:list-level-style-number>
      <text:list-level-style-number style:num-format="1" style:num-list-format-name="NLF1" text:level="7" text:start-value="7">
        <style:list-level-properties text:list-level-position-and-space-mode="label-alignment" text:min-label-width="1.1812in" text:space-before="7.0875in">
          <style:list-level-label-alignment text:label-followed-by="listtab" fo:margin-left="8.2687in" fo:text-indent="-1.1812in"/>
        </style:list-level-properties>
      </text:list-level-style-number>
      <text:list-level-style-number style:num-format="1" style:num-list-format-name="NLF1" text:level="8" text:start-value="8">
        <style:list-level-properties text:list-level-position-and-space-mode="label-alignment" text:min-label-width="1.1812in" text:space-before="8.2687in">
          <style:list-level-label-alignment text:label-followed-by="listtab" fo:margin-left="9.45in" fo:text-indent="-1.1812in"/>
        </style:list-level-properties>
      </text:list-level-style-number>
      <text:list-level-style-number style:num-format="1" style:num-list-format-name="NLF1" text:level="9" text:start-value="9">
        <style:list-level-properties text:list-level-position-and-space-mode="label-alignment" text:min-label-width="1.1812in" text:space-before="9.45in">
          <style:list-level-label-alignment text:label-followed-by="listtab" fo:margin-left="10.6312in" fo:text-indent="-1.1812in"/>
        </style:list-level-properties>
      </text:list-level-style-number>
    </text:list-style>
    <text:list-style style:display-name="Numbering 4" style:name="Numbering4">
      <text:list-level-style-number style:num-format="I" style:num-list-format-name="NLF0" style:num-suffix="." text:level="1">
        <style:list-level-properties text:list-level-position-and-space-mode="label-alignment" text:min-label-width="0.1965in" text:space-before="0in">
          <style:list-level-label-alignment text:label-followed-by="listtab" fo:margin-left="0.1965in" fo:text-indent="-0.1965in"/>
        </style:list-level-properties>
      </text:list-level-style-number>
      <text:list-level-style-number style:num-format="I" style:num-list-format-name="NLF0" style:num-suffix="." text:level="2" text:start-value="2">
        <style:list-level-properties text:list-level-position-and-space-mode="label-alignment" text:min-label-width="0.1965in" text:space-before="0.1972in">
          <style:list-level-label-alignment text:label-followed-by="listtab" fo:margin-left="0.3937in" fo:text-indent="-0.1965in"/>
        </style:list-level-properties>
      </text:list-level-style-number>
      <text:list-level-style-number style:num-format="I" style:num-list-format-name="NLF0" style:num-suffix="." text:level="3" text:start-value="3">
        <style:list-level-properties text:list-level-position-and-space-mode="label-alignment" text:min-label-width="0.1965in" text:space-before="0.3937in">
          <style:list-level-label-alignment text:label-followed-by="listtab" fo:margin-left="0.5902in" fo:text-indent="-0.1965in"/>
        </style:list-level-properties>
      </text:list-level-style-number>
      <text:list-level-style-number style:num-format="I" style:num-list-format-name="NLF0" style:num-suffix="." text:level="4" text:start-value="4">
        <style:list-level-properties text:list-level-position-and-space-mode="label-alignment" text:min-label-width="0.1965in" text:space-before="0.5909in">
          <style:list-level-label-alignment text:label-followed-by="listtab" fo:margin-left="0.7875in" fo:text-indent="-0.1965in"/>
        </style:list-level-properties>
      </text:list-level-style-number>
      <text:list-level-style-number style:num-format="I" style:num-list-format-name="NLF0" style:num-suffix="." text:level="5" text:start-value="5">
        <style:list-level-properties text:list-level-position-and-space-mode="label-alignment" text:min-label-width="0.1965in" text:space-before="0.7875in">
          <style:list-level-label-alignment text:label-followed-by="listtab" fo:margin-left="0.984in" fo:text-indent="-0.1965in"/>
        </style:list-level-properties>
      </text:list-level-style-number>
      <text:list-level-style-number style:num-format="I" style:num-list-format-name="NLF0" style:num-suffix="." text:level="6" text:start-value="6">
        <style:list-level-properties text:list-level-position-and-space-mode="label-alignment" text:min-label-width="0.1965in" text:space-before="0.9847in">
          <style:list-level-label-alignment text:label-followed-by="listtab" fo:margin-left="1.1812in" fo:text-indent="-0.1965in"/>
        </style:list-level-properties>
      </text:list-level-style-number>
      <text:list-level-style-number style:num-format="I" style:num-list-format-name="NLF0" style:num-suffix="." text:level="7" text:start-value="7">
        <style:list-level-properties text:list-level-position-and-space-mode="label-alignment" text:min-label-width="0.1965in" text:space-before="1.1812in">
          <style:list-level-label-alignment text:label-followed-by="listtab" fo:margin-left="1.3777in" fo:text-indent="-0.1965in"/>
        </style:list-level-properties>
      </text:list-level-style-number>
      <text:list-level-style-number style:num-format="I" style:num-list-format-name="NLF0" style:num-suffix="." text:level="8" text:start-value="8">
        <style:list-level-properties text:list-level-position-and-space-mode="label-alignment" text:min-label-width="0.1965in" text:space-before="1.3784in">
          <style:list-level-label-alignment text:label-followed-by="listtab" fo:margin-left="1.575in" fo:text-indent="-0.1965in"/>
        </style:list-level-properties>
      </text:list-level-style-number>
      <text:list-level-style-number style:num-format="I" style:num-list-format-name="NLF0" style:num-suffix="." text:level="9" text:start-value="9">
        <style:list-level-properties text:list-level-position-and-space-mode="label-alignment" text:min-label-width="0.1965in" text:space-before="1.575in">
          <style:list-level-label-alignment text:label-followed-by="listtab" fo:margin-left="1.7715in" fo:text-indent="-0.1965in"/>
        </style:list-level-properties>
      </text:list-level-style-number>
    </text:list-style>
    <style:style style:family="text" style:name="WW_CharLFO5LVL4">
      <style:text-properties style:font-name="StarSymbol"/>
    </style:style>
    <style:style style:family="text" style:name="WW_CharLFO5LVL5">
      <style:text-properties style:font-name="StarSymbol"/>
    </style:style>
    <style:style style:family="text" style:name="WW_CharLFO5LVL6">
      <style:text-properties style:font-name="StarSymbol"/>
    </style:style>
    <style:style style:family="text" style:name="WW_CharLFO5LVL7">
      <style:text-properties style:font-name="StarSymbol"/>
    </style:style>
    <style:style style:family="text" style:name="WW_CharLFO5LVL8">
      <style:text-properties style:font-name="StarSymbol"/>
    </style:style>
    <style:style style:family="text" style:name="WW_CharLFO5LVL9">
      <style:text-properties style:font-name="StarSymbol"/>
    </style:style>
    <text:list-style style:display-name="Numbering 5" style:name="Numbering5">
      <text:list-level-style-number style:num-format="1" style:num-list-format-name="NLF2" style:num-suffix="." text:level="1">
        <style:list-level-properties text:list-level-position-and-space-mode="label-alignment" text:min-label-width="0.1576in" text:space-before="0in">
          <style:list-level-label-alignment text:label-followed-by="listtab" fo:margin-left="0.1576in" fo:text-indent="-0.1576in"/>
        </style:list-level-properties>
      </text:list-level-style-number>
      <text:list-level-style-number style:num-format="1" style:num-list-format-name="NLF2" style:num-suffix="." text:display-levels="2" text:level="2" text:start-value="2">
        <style:list-level-properties text:list-level-position-and-space-mode="label-alignment" text:min-label-width="0.2562in" text:space-before="0.177in">
          <style:list-level-label-alignment text:label-followed-by="listtab" fo:margin-left="0.4333in" fo:text-indent="-0.2562in"/>
        </style:list-level-properties>
      </text:list-level-style-number>
      <text:list-level-style-number style:num-format="a" style:num-letter-sync="true" style:num-list-format-name="NLF2" style:num-suffix=")" text:level="3" text:start-value="3">
        <style:list-level-properties text:list-level-position-and-space-mode="label-alignment" text:min-label-width="0.177in" text:space-before="0.4333in">
          <style:list-level-label-alignment text:label-followed-by="listtab" fo:margin-left="0.6104in" fo:text-indent="-0.177in"/>
        </style:list-level-properties>
      </text:list-level-style-number>
      <text:list-level-style-bullet text:bullet-char="•" text:level="4" text:style-name="WW_CharLFO5LVL4">
        <style:list-level-properties text:list-level-position-and-space-mode="label-alignment" text:min-label-width="0.1555in" text:space-before="0.6319in">
          <style:list-level-label-alignment text:label-followed-by="listtab" fo:margin-left="0.7875in" fo:text-indent="-0.1555in"/>
        </style:list-level-properties>
        <style:text-properties style:font-name="StarSymbol"/>
      </text:list-level-style-bullet>
      <text:list-level-style-bullet text:bullet-char="•" text:level="5" text:style-name="WW_CharLFO5LVL5">
        <style:list-level-properties text:list-level-position-and-space-mode="label-alignment" text:min-label-width="0.1555in" text:space-before="0.7875in">
          <style:list-level-label-alignment text:label-followed-by="listtab" fo:margin-left="0.943in" fo:text-indent="-0.1555in"/>
        </style:list-level-properties>
        <style:text-properties style:font-name="StarSymbol"/>
      </text:list-level-style-bullet>
      <text:list-level-style-bullet text:bullet-char="•" text:level="6" text:style-name="WW_CharLFO5LVL6">
        <style:list-level-properties text:list-level-position-and-space-mode="label-alignment" text:min-label-width="0.1555in" text:space-before="0.943in">
          <style:list-level-label-alignment text:label-followed-by="listtab" fo:margin-left="1.0986in" fo:text-indent="-0.1555in"/>
        </style:list-level-properties>
        <style:text-properties style:font-name="StarSymbol"/>
      </text:list-level-style-bullet>
      <text:list-level-style-bullet text:bullet-char="•" text:level="7" text:style-name="WW_CharLFO5LVL7">
        <style:list-level-properties text:list-level-position-and-space-mode="label-alignment" text:min-label-width="0.1555in" text:space-before="1.0986in">
          <style:list-level-label-alignment text:label-followed-by="listtab" fo:margin-left="1.2541in" fo:text-indent="-0.1555in"/>
        </style:list-level-properties>
        <style:text-properties style:font-name="StarSymbol"/>
      </text:list-level-style-bullet>
      <text:list-level-style-bullet text:bullet-char="•" text:level="8" text:style-name="WW_CharLFO5LVL8">
        <style:list-level-properties text:list-level-position-and-space-mode="label-alignment" text:min-label-width="0.1555in" text:space-before="1.2541in">
          <style:list-level-label-alignment text:label-followed-by="listtab" fo:margin-left="1.4097in" fo:text-indent="-0.1555in"/>
        </style:list-level-properties>
        <style:text-properties style:font-name="StarSymbol"/>
      </text:list-level-style-bullet>
      <text:list-level-style-bullet text:bullet-char="•" text:level="9" text:style-name="WW_CharLFO5LVL9">
        <style:list-level-properties text:list-level-position-and-space-mode="label-alignment" text:min-label-width="0.1555in" text:space-before="1.4097in">
          <style:list-level-label-alignment text:label-followed-by="listtab" fo:margin-left="1.5652in" fo:text-indent="-0.1555in"/>
        </style:list-level-properties>
        <style:text-properties style:font-name="StarSymbol"/>
      </text:list-level-style-bullet>
    </text:list-style>
    <style:style style:family="text" style:name="WW_CharLFO6LVL1">
      <style:text-properties style:font-name="StarSymbol"/>
    </style:style>
    <style:style style:family="text" style:name="WW_CharLFO6LVL2">
      <style:text-properties style:font-name="StarSymbol"/>
    </style:style>
    <style:style style:family="text" style:name="WW_CharLFO6LVL3">
      <style:text-properties style:font-name="StarSymbol"/>
    </style:style>
    <style:style style:family="text" style:name="WW_CharLFO6LVL4">
      <style:text-properties style:font-name="StarSymbol"/>
    </style:style>
    <style:style style:family="text" style:name="WW_CharLFO6LVL5">
      <style:text-properties style:font-name="StarSymbol"/>
    </style:style>
    <style:style style:family="text" style:name="WW_CharLFO6LVL6">
      <style:text-properties style:font-name="StarSymbol"/>
    </style:style>
    <style:style style:family="text" style:name="WW_CharLFO6LVL7">
      <style:text-properties style:font-name="StarSymbol"/>
    </style:style>
    <style:style style:family="text" style:name="WW_CharLFO6LVL8">
      <style:text-properties style:font-name="StarSymbol"/>
    </style:style>
    <style:style style:family="text" style:name="WW_CharLFO6LVL9">
      <style:text-properties style:font-name="StarSymbol"/>
    </style:style>
    <text:list-style style:display-name="List 1" style:name="List1">
      <text:list-level-style-bullet text:bullet-char="•" text:level="1" text:style-name="WW_CharLFO6LVL1">
        <style:list-level-properties text:list-level-position-and-space-mode="label-alignment" text:min-label-width="0.1576in" text:space-before="0in">
          <style:list-level-label-alignment text:label-followed-by="listtab" fo:margin-left="0.1576in" fo:text-indent="-0.1576in"/>
        </style:list-level-properties>
        <style:text-properties style:font-name="StarSymbol"/>
      </text:list-level-style-bullet>
      <text:list-level-style-bullet text:bullet-char="•" text:level="2" text:style-name="WW_CharLFO6LVL2">
        <style:list-level-properties text:list-level-position-and-space-mode="label-alignment" text:min-label-width="0.1576in" text:space-before="0.1576in">
          <style:list-level-label-alignment text:label-followed-by="listtab" fo:margin-left="0.3152in" fo:text-indent="-0.1576in"/>
        </style:list-level-properties>
        <style:text-properties style:font-name="StarSymbol"/>
      </text:list-level-style-bullet>
      <text:list-level-style-bullet text:bullet-char="•" text:level="3" text:style-name="WW_CharLFO6LVL3">
        <style:list-level-properties text:list-level-position-and-space-mode="label-alignment" text:min-label-width="0.1576in" text:space-before="0.3145in">
          <style:list-level-label-alignment text:label-followed-by="listtab" fo:margin-left="0.4722in" fo:text-indent="-0.1576in"/>
        </style:list-level-properties>
        <style:text-properties style:font-name="StarSymbol"/>
      </text:list-level-style-bullet>
      <text:list-level-style-bullet text:bullet-char="•" text:level="4" text:style-name="WW_CharLFO6LVL4">
        <style:list-level-properties text:list-level-position-and-space-mode="label-alignment" text:min-label-width="0.1576in" text:space-before="0.4722in">
          <style:list-level-label-alignment text:label-followed-by="listtab" fo:margin-left="0.6298in" fo:text-indent="-0.1576in"/>
        </style:list-level-properties>
        <style:text-properties style:font-name="StarSymbol"/>
      </text:list-level-style-bullet>
      <text:list-level-style-bullet text:bullet-char="•" text:level="5" text:style-name="WW_CharLFO6LVL5">
        <style:list-level-properties text:list-level-position-and-space-mode="label-alignment" text:min-label-width="0.1576in" text:space-before="0.6298in">
          <style:list-level-label-alignment text:label-followed-by="listtab" fo:margin-left="0.7875in" fo:text-indent="-0.1576in"/>
        </style:list-level-properties>
        <style:text-properties style:font-name="StarSymbol"/>
      </text:list-level-style-bullet>
      <text:list-level-style-bullet text:bullet-char="•" text:level="6" text:style-name="WW_CharLFO6LVL6">
        <style:list-level-properties text:list-level-position-and-space-mode="label-alignment" text:min-label-width="0.1576in" text:space-before="0.7875in">
          <style:list-level-label-alignment text:label-followed-by="listtab" fo:margin-left="0.9451in" fo:text-indent="-0.1576in"/>
        </style:list-level-properties>
        <style:text-properties style:font-name="StarSymbol"/>
      </text:list-level-style-bullet>
      <text:list-level-style-bullet text:bullet-char="•" text:level="7" text:style-name="WW_CharLFO6LVL7">
        <style:list-level-properties text:list-level-position-and-space-mode="label-alignment" text:min-label-width="0.1576in" text:space-before="0.9444in">
          <style:list-level-label-alignment text:label-followed-by="listtab" fo:margin-left="1.102in" fo:text-indent="-0.1576in"/>
        </style:list-level-properties>
        <style:text-properties style:font-name="StarSymbol"/>
      </text:list-level-style-bullet>
      <text:list-level-style-bullet text:bullet-char="•" text:level="8" text:style-name="WW_CharLFO6LVL8">
        <style:list-level-properties text:list-level-position-and-space-mode="label-alignment" text:min-label-width="0.1576in" text:space-before="1.102in">
          <style:list-level-label-alignment text:label-followed-by="listtab" fo:margin-left="1.2597in" fo:text-indent="-0.1576in"/>
        </style:list-level-properties>
        <style:text-properties style:font-name="StarSymbol"/>
      </text:list-level-style-bullet>
      <text:list-level-style-bullet text:bullet-char="•" text:level="9" text:style-name="WW_CharLFO6LVL9">
        <style:list-level-properties text:list-level-position-and-space-mode="label-alignment" text:min-label-width="0.1576in" text:space-before="1.2597in">
          <style:list-level-label-alignment text:label-followed-by="listtab" fo:margin-left="1.4173in" fo:text-indent="-0.1576in"/>
        </style:list-level-properties>
        <style:text-properties style:font-name="StarSymbol"/>
      </text:list-level-style-bullet>
    </text:list-style>
    <style:style style:family="text" style:name="WW_CharLFO7LVL1">
      <style:text-properties style:font-name="StarSymbol"/>
    </style:style>
    <style:style style:family="text" style:name="WW_CharLFO7LVL2">
      <style:text-properties style:font-name="StarSymbol"/>
    </style:style>
    <style:style style:family="text" style:name="WW_CharLFO7LVL3">
      <style:text-properties style:font-name="StarSymbol"/>
    </style:style>
    <style:style style:family="text" style:name="WW_CharLFO7LVL4">
      <style:text-properties style:font-name="StarSymbol"/>
    </style:style>
    <style:style style:family="text" style:name="WW_CharLFO7LVL5">
      <style:text-properties style:font-name="StarSymbol"/>
    </style:style>
    <style:style style:family="text" style:name="WW_CharLFO7LVL6">
      <style:text-properties style:font-name="StarSymbol"/>
    </style:style>
    <style:style style:family="text" style:name="WW_CharLFO7LVL7">
      <style:text-properties style:font-name="StarSymbol"/>
    </style:style>
    <style:style style:family="text" style:name="WW_CharLFO7LVL8">
      <style:text-properties style:font-name="StarSymbol"/>
    </style:style>
    <style:style style:family="text" style:name="WW_CharLFO7LVL9">
      <style:text-properties style:font-name="StarSymbol"/>
    </style:style>
    <text:list-style style:display-name="List 21" style:name="List21">
      <text:list-level-style-bullet text:bullet-char="–" text:level="1" text:style-name="WW_CharLFO7LVL1">
        <style:list-level-properties text:list-level-position-and-space-mode="label-alignment" text:min-label-width="0.118in" text:space-before="0in">
          <style:list-level-label-alignment text:label-followed-by="listtab" fo:margin-left="0.118in" fo:text-indent="-0.118in"/>
        </style:list-level-properties>
        <style:text-properties style:font-name="StarSymbol"/>
      </text:list-level-style-bullet>
      <text:list-level-style-bullet text:bullet-char="–" text:level="2" text:style-name="WW_CharLFO7LVL2">
        <style:list-level-properties text:list-level-position-and-space-mode="label-alignment" text:min-label-width="0.118in" text:space-before="0.118in">
          <style:list-level-label-alignment text:label-followed-by="listtab" fo:margin-left="0.2361in" fo:text-indent="-0.118in"/>
        </style:list-level-properties>
        <style:text-properties style:font-name="StarSymbol"/>
      </text:list-level-style-bullet>
      <text:list-level-style-bullet text:bullet-char="–" text:level="3" text:style-name="WW_CharLFO7LVL3">
        <style:list-level-properties text:list-level-position-and-space-mode="label-alignment" text:min-label-width="0.118in" text:space-before="0.2361in">
          <style:list-level-label-alignment text:label-followed-by="listtab" fo:margin-left="0.3541in" fo:text-indent="-0.118in"/>
        </style:list-level-properties>
        <style:text-properties style:font-name="StarSymbol"/>
      </text:list-level-style-bullet>
      <text:list-level-style-bullet text:bullet-char="–" text:level="4" text:style-name="WW_CharLFO7LVL4">
        <style:list-level-properties text:list-level-position-and-space-mode="label-alignment" text:min-label-width="0.118in" text:space-before="0.3541in">
          <style:list-level-label-alignment text:label-followed-by="listtab" fo:margin-left="0.4722in" fo:text-indent="-0.118in"/>
        </style:list-level-properties>
        <style:text-properties style:font-name="StarSymbol"/>
      </text:list-level-style-bullet>
      <text:list-level-style-bullet text:bullet-char="–" text:level="5" text:style-name="WW_CharLFO7LVL5">
        <style:list-level-properties text:list-level-position-and-space-mode="label-alignment" text:min-label-width="0.118in" text:space-before="0.4722in">
          <style:list-level-label-alignment text:label-followed-by="listtab" fo:margin-left="0.5902in" fo:text-indent="-0.118in"/>
        </style:list-level-properties>
        <style:text-properties style:font-name="StarSymbol"/>
      </text:list-level-style-bullet>
      <text:list-level-style-bullet text:bullet-char="–" text:level="6" text:style-name="WW_CharLFO7LVL6">
        <style:list-level-properties text:list-level-position-and-space-mode="label-alignment" text:min-label-width="0.118in" text:space-before="0.5902in">
          <style:list-level-label-alignment text:label-followed-by="listtab" fo:margin-left="0.7083in" fo:text-indent="-0.118in"/>
        </style:list-level-properties>
        <style:text-properties style:font-name="StarSymbol"/>
      </text:list-level-style-bullet>
      <text:list-level-style-bullet text:bullet-char="–" text:level="7" text:style-name="WW_CharLFO7LVL7">
        <style:list-level-properties text:list-level-position-and-space-mode="label-alignment" text:min-label-width="0.118in" text:space-before="0.709in">
          <style:list-level-label-alignment text:label-followed-by="listtab" fo:margin-left="0.827in" fo:text-indent="-0.118in"/>
        </style:list-level-properties>
        <style:text-properties style:font-name="StarSymbol"/>
      </text:list-level-style-bullet>
      <text:list-level-style-bullet text:bullet-char="–" text:level="8" text:style-name="WW_CharLFO7LVL8">
        <style:list-level-properties text:list-level-position-and-space-mode="label-alignment" text:min-label-width="0.118in" text:space-before="0.827in">
          <style:list-level-label-alignment text:label-followed-by="listtab" fo:margin-left="0.9451in" fo:text-indent="-0.118in"/>
        </style:list-level-properties>
        <style:text-properties style:font-name="StarSymbol"/>
      </text:list-level-style-bullet>
      <text:list-level-style-bullet text:bullet-char="–" text:level="9" text:style-name="WW_CharLFO7LVL9">
        <style:list-level-properties text:list-level-position-and-space-mode="label-alignment" text:min-label-width="0.118in" text:space-before="0.9451in">
          <style:list-level-label-alignment text:label-followed-by="listtab" fo:margin-left="1.0631in" fo:text-indent="-0.118in"/>
        </style:list-level-properties>
        <style:text-properties style:font-name="StarSymbol"/>
      </text:list-level-style-bullet>
    </text:list-style>
    <style:style style:family="text" style:name="WW_CharLFO8LVL1">
      <style:text-properties style:font-name="StarSymbol"/>
    </style:style>
    <style:style style:family="text" style:name="WW_CharLFO8LVL2">
      <style:text-properties style:font-name="StarSymbol"/>
    </style:style>
    <style:style style:family="text" style:name="WW_CharLFO8LVL3">
      <style:text-properties style:font-name="StarSymbol"/>
    </style:style>
    <style:style style:family="text" style:name="WW_CharLFO8LVL4">
      <style:text-properties style:font-name="StarSymbol"/>
    </style:style>
    <style:style style:family="text" style:name="WW_CharLFO8LVL5">
      <style:text-properties style:font-name="StarSymbol"/>
    </style:style>
    <style:style style:family="text" style:name="WW_CharLFO8LVL6">
      <style:text-properties style:font-name="StarSymbol"/>
    </style:style>
    <style:style style:family="text" style:name="WW_CharLFO8LVL7">
      <style:text-properties style:font-name="StarSymbol"/>
    </style:style>
    <style:style style:family="text" style:name="WW_CharLFO8LVL8">
      <style:text-properties style:font-name="StarSymbol"/>
    </style:style>
    <style:style style:family="text" style:name="WW_CharLFO8LVL9">
      <style:text-properties style:font-name="StarSymbol"/>
    </style:style>
    <text:list-style style:display-name="List 31" style:name="List31">
      <text:list-level-style-bullet text:bullet-char="☑" text:level="1" text:style-name="WW_CharLFO8LVL1">
        <style:list-level-properties text:list-level-position-and-space-mode="label-alignment" text:min-label-width="0.1555in" text:space-before="0in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bullet-char="□" text:level="2" text:style-name="WW_CharLFO8LVL2">
        <style:list-level-properties text:list-level-position-and-space-mode="label-alignment" text:min-label-width="0.1555in" text:space-before="0.1555in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bullet-char="☑" text:level="3" text:style-name="WW_CharLFO8LVL3">
        <style:list-level-properties text:list-level-position-and-space-mode="label-alignment" text:min-label-width="0.1555in" text:space-before="0in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bullet-char="□" text:level="4" text:style-name="WW_CharLFO8LVL4">
        <style:list-level-properties text:list-level-position-and-space-mode="label-alignment" text:min-label-width="0.1555in" text:space-before="0.1555in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bullet-char="☑" text:level="5" text:style-name="WW_CharLFO8LVL5">
        <style:list-level-properties text:list-level-position-and-space-mode="label-alignment" text:min-label-width="0.1555in" text:space-before="0in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bullet-char="□" text:level="6" text:style-name="WW_CharLFO8LVL6">
        <style:list-level-properties text:list-level-position-and-space-mode="label-alignment" text:min-label-width="0.1555in" text:space-before="0.1555in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bullet-char="☑" text:level="7" text:style-name="WW_CharLFO8LVL7">
        <style:list-level-properties text:list-level-position-and-space-mode="label-alignment" text:min-label-width="0.1555in" text:space-before="0in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bullet-char="□" text:level="8" text:style-name="WW_CharLFO8LVL8">
        <style:list-level-properties text:list-level-position-and-space-mode="label-alignment" text:min-label-width="0.1555in" text:space-before="0.1555in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bullet-char="☑" text:level="9" text:style-name="WW_CharLFO8LVL9">
        <style:list-level-properties text:list-level-position-and-space-mode="label-alignment" text:min-label-width="0.1555in" text:space-before="0in">
          <style:list-level-label-alignment text:label-followed-by="listtab" fo:margin-left="0.1555in" fo:text-indent="-0.1555in"/>
        </style:list-level-properties>
        <style:text-properties style:font-name="StarSymbol"/>
      </text:list-level-style-bullet>
    </text:list-style>
    <style:style style:family="text" style:name="WW_CharLFO9LVL1">
      <style:text-properties style:font-name="StarSymbol"/>
    </style:style>
    <style:style style:family="text" style:name="WW_CharLFO9LVL2">
      <style:text-properties style:font-name="StarSymbol"/>
    </style:style>
    <style:style style:family="text" style:name="WW_CharLFO9LVL3">
      <style:text-properties style:font-name="StarSymbol"/>
    </style:style>
    <style:style style:family="text" style:name="WW_CharLFO9LVL4">
      <style:text-properties style:font-name="StarSymbol"/>
    </style:style>
    <style:style style:family="text" style:name="WW_CharLFO9LVL5">
      <style:text-properties style:font-name="StarSymbol"/>
    </style:style>
    <style:style style:family="text" style:name="WW_CharLFO9LVL6">
      <style:text-properties style:font-name="StarSymbol"/>
    </style:style>
    <style:style style:family="text" style:name="WW_CharLFO9LVL7">
      <style:text-properties style:font-name="StarSymbol"/>
    </style:style>
    <style:style style:family="text" style:name="WW_CharLFO9LVL8">
      <style:text-properties style:font-name="StarSymbol"/>
    </style:style>
    <style:style style:family="text" style:name="WW_CharLFO9LVL9">
      <style:text-properties style:font-name="StarSymbol"/>
    </style:style>
    <text:list-style style:display-name="List 41" style:name="List41">
      <text:list-level-style-bullet text:bullet-char="➢" text:level="1" text:style-name="WW_CharLFO9LVL1">
        <style:list-level-properties text:list-level-position-and-space-mode="label-alignment" text:min-label-width="0.1576in" text:space-before="0in">
          <style:list-level-label-alignment text:label-followed-by="listtab" fo:margin-left="0.1576in" fo:text-indent="-0.1576in"/>
        </style:list-level-properties>
        <style:text-properties style:font-name="StarSymbol"/>
      </text:list-level-style-bullet>
      <text:list-level-style-bullet text:bullet-char="" text:level="2" text:style-name="WW_CharLFO9LVL2">
        <style:list-level-properties text:list-level-position-and-space-mode="label-alignment" text:min-label-width="0.1576in" text:space-before="0.1576in">
          <style:list-level-label-alignment text:label-followed-by="listtab" fo:margin-left="0.3152in" fo:text-indent="-0.1576in"/>
        </style:list-level-properties>
        <style:text-properties style:font-name="StarSymbol"/>
      </text:list-level-style-bullet>
      <text:list-level-style-bullet text:bullet-char="" text:level="3" text:style-name="WW_CharLFO9LVL3">
        <style:list-level-properties text:list-level-position-and-space-mode="label-alignment" text:min-label-width="0.1576in" text:space-before="0.3145in">
          <style:list-level-label-alignment text:label-followed-by="listtab" fo:margin-left="0.4722in" fo:text-indent="-0.1576in"/>
        </style:list-level-properties>
        <style:text-properties style:font-name="StarSymbol"/>
      </text:list-level-style-bullet>
      <text:list-level-style-bullet text:bullet-char="" text:level="4" text:style-name="WW_CharLFO9LVL4">
        <style:list-level-properties text:list-level-position-and-space-mode="label-alignment" text:min-label-width="0.1576in" text:space-before="0.4722in">
          <style:list-level-label-alignment text:label-followed-by="listtab" fo:margin-left="0.6298in" fo:text-indent="-0.1576in"/>
        </style:list-level-properties>
        <style:text-properties style:font-name="StarSymbol"/>
      </text:list-level-style-bullet>
      <text:list-level-style-bullet text:bullet-char="" text:level="5" text:style-name="WW_CharLFO9LVL5">
        <style:list-level-properties text:list-level-position-and-space-mode="label-alignment" text:min-label-width="0.1576in" text:space-before="0.6298in">
          <style:list-level-label-alignment text:label-followed-by="listtab" fo:margin-left="0.7875in" fo:text-indent="-0.1576in"/>
        </style:list-level-properties>
        <style:text-properties style:font-name="StarSymbol"/>
      </text:list-level-style-bullet>
      <text:list-level-style-bullet text:bullet-char="" text:level="6" text:style-name="WW_CharLFO9LVL6">
        <style:list-level-properties text:list-level-position-and-space-mode="label-alignment" text:min-label-width="0.1576in" text:space-before="0.7875in">
          <style:list-level-label-alignment text:label-followed-by="listtab" fo:margin-left="0.9451in" fo:text-indent="-0.1576in"/>
        </style:list-level-properties>
        <style:text-properties style:font-name="StarSymbol"/>
      </text:list-level-style-bullet>
      <text:list-level-style-bullet text:bullet-char="" text:level="7" text:style-name="WW_CharLFO9LVL7">
        <style:list-level-properties text:list-level-position-and-space-mode="label-alignment" text:min-label-width="0.1576in" text:space-before="0.9444in">
          <style:list-level-label-alignment text:label-followed-by="listtab" fo:margin-left="1.102in" fo:text-indent="-0.1576in"/>
        </style:list-level-properties>
        <style:text-properties style:font-name="StarSymbol"/>
      </text:list-level-style-bullet>
      <text:list-level-style-bullet text:bullet-char="" text:level="8" text:style-name="WW_CharLFO9LVL8">
        <style:list-level-properties text:list-level-position-and-space-mode="label-alignment" text:min-label-width="0.1576in" text:space-before="1.102in">
          <style:list-level-label-alignment text:label-followed-by="listtab" fo:margin-left="1.2597in" fo:text-indent="-0.1576in"/>
        </style:list-level-properties>
        <style:text-properties style:font-name="StarSymbol"/>
      </text:list-level-style-bullet>
      <text:list-level-style-bullet text:bullet-char="" text:level="9" text:style-name="WW_CharLFO9LVL9">
        <style:list-level-properties text:list-level-position-and-space-mode="label-alignment" text:min-label-width="0.1576in" text:space-before="1.2597in">
          <style:list-level-label-alignment text:label-followed-by="listtab" fo:margin-left="1.4173in" fo:text-indent="-0.1576in"/>
        </style:list-level-properties>
        <style:text-properties style:font-name="StarSymbol"/>
      </text:list-level-style-bullet>
    </text:list-style>
    <style:style style:family="text" style:name="WW_CharLFO10LVL1">
      <style:text-properties style:font-name="StarSymbol"/>
    </style:style>
    <style:style style:family="text" style:name="WW_CharLFO10LVL2">
      <style:text-properties style:font-name="StarSymbol"/>
    </style:style>
    <style:style style:family="text" style:name="WW_CharLFO10LVL3">
      <style:text-properties style:font-name="StarSymbol"/>
    </style:style>
    <style:style style:family="text" style:name="WW_CharLFO10LVL4">
      <style:text-properties style:font-name="StarSymbol"/>
    </style:style>
    <style:style style:family="text" style:name="WW_CharLFO10LVL5">
      <style:text-properties style:font-name="StarSymbol"/>
    </style:style>
    <style:style style:family="text" style:name="WW_CharLFO10LVL6">
      <style:text-properties style:font-name="StarSymbol"/>
    </style:style>
    <style:style style:family="text" style:name="WW_CharLFO10LVL7">
      <style:text-properties style:font-name="StarSymbol"/>
    </style:style>
    <style:style style:family="text" style:name="WW_CharLFO10LVL8">
      <style:text-properties style:font-name="StarSymbol"/>
    </style:style>
    <style:style style:family="text" style:name="WW_CharLFO10LVL9">
      <style:text-properties style:font-name="StarSymbol"/>
    </style:style>
    <text:list-style style:display-name="List 51" style:name="List51">
      <text:list-level-style-bullet text:bullet-char="✗" text:level="1" text:style-name="WW_CharLFO10LVL1">
        <style:list-level-properties text:list-level-position-and-space-mode="label-alignment" text:min-label-width="0.1576in" text:space-before="0in">
          <style:list-level-label-alignment text:label-followed-by="listtab" fo:margin-left="0.1576in" fo:text-indent="-0.1576in"/>
        </style:list-level-properties>
        <style:text-properties style:font-name="StarSymbol"/>
      </text:list-level-style-bullet>
      <text:list-level-style-bullet text:bullet-char="✗" text:level="2" text:style-name="WW_CharLFO10LVL2">
        <style:list-level-properties text:list-level-position-and-space-mode="label-alignment" text:min-label-width="0.1576in" text:space-before="0.1576in">
          <style:list-level-label-alignment text:label-followed-by="listtab" fo:margin-left="0.3152in" fo:text-indent="-0.1576in"/>
        </style:list-level-properties>
        <style:text-properties style:font-name="StarSymbol"/>
      </text:list-level-style-bullet>
      <text:list-level-style-bullet text:bullet-char="✗" text:level="3" text:style-name="WW_CharLFO10LVL3">
        <style:list-level-properties text:list-level-position-and-space-mode="label-alignment" text:min-label-width="0.1576in" text:space-before="0.3145in">
          <style:list-level-label-alignment text:label-followed-by="listtab" fo:margin-left="0.4722in" fo:text-indent="-0.1576in"/>
        </style:list-level-properties>
        <style:text-properties style:font-name="StarSymbol"/>
      </text:list-level-style-bullet>
      <text:list-level-style-bullet text:bullet-char="✗" text:level="4" text:style-name="WW_CharLFO10LVL4">
        <style:list-level-properties text:list-level-position-and-space-mode="label-alignment" text:min-label-width="0.1576in" text:space-before="0.4722in">
          <style:list-level-label-alignment text:label-followed-by="listtab" fo:margin-left="0.6298in" fo:text-indent="-0.1576in"/>
        </style:list-level-properties>
        <style:text-properties style:font-name="StarSymbol"/>
      </text:list-level-style-bullet>
      <text:list-level-style-bullet text:bullet-char="✗" text:level="5" text:style-name="WW_CharLFO10LVL5">
        <style:list-level-properties text:list-level-position-and-space-mode="label-alignment" text:min-label-width="0.1576in" text:space-before="0.6298in">
          <style:list-level-label-alignment text:label-followed-by="listtab" fo:margin-left="0.7875in" fo:text-indent="-0.1576in"/>
        </style:list-level-properties>
        <style:text-properties style:font-name="StarSymbol"/>
      </text:list-level-style-bullet>
      <text:list-level-style-bullet text:bullet-char="✗" text:level="6" text:style-name="WW_CharLFO10LVL6">
        <style:list-level-properties text:list-level-position-and-space-mode="label-alignment" text:min-label-width="0.1576in" text:space-before="0.7875in">
          <style:list-level-label-alignment text:label-followed-by="listtab" fo:margin-left="0.9451in" fo:text-indent="-0.1576in"/>
        </style:list-level-properties>
        <style:text-properties style:font-name="StarSymbol"/>
      </text:list-level-style-bullet>
      <text:list-level-style-bullet text:bullet-char="✗" text:level="7" text:style-name="WW_CharLFO10LVL7">
        <style:list-level-properties text:list-level-position-and-space-mode="label-alignment" text:min-label-width="0.1576in" text:space-before="0.9444in">
          <style:list-level-label-alignment text:label-followed-by="listtab" fo:margin-left="1.102in" fo:text-indent="-0.1576in"/>
        </style:list-level-properties>
        <style:text-properties style:font-name="StarSymbol"/>
      </text:list-level-style-bullet>
      <text:list-level-style-bullet text:bullet-char="✗" text:level="8" text:style-name="WW_CharLFO10LVL8">
        <style:list-level-properties text:list-level-position-and-space-mode="label-alignment" text:min-label-width="0.1576in" text:space-before="1.102in">
          <style:list-level-label-alignment text:label-followed-by="listtab" fo:margin-left="1.2597in" fo:text-indent="-0.1576in"/>
        </style:list-level-properties>
        <style:text-properties style:font-name="StarSymbol"/>
      </text:list-level-style-bullet>
      <text:list-level-style-bullet text:bullet-char="✗" text:level="9" text:style-name="WW_CharLFO10LVL9">
        <style:list-level-properties text:list-level-position-and-space-mode="label-alignment" text:min-label-width="0.1576in" text:space-before="1.2597in">
          <style:list-level-label-alignment text:label-followed-by="listtab" fo:margin-left="1.4173in" fo:text-indent="-0.1576in"/>
        </style:list-level-properties>
        <style:text-properties style:font-name="StarSymbol"/>
      </text:list-level-style-bullet>
    </text:list-style>
    <style:style style:display-name="Heading 1 Char" style:family="text" style:name="Heading1Char" style:parent-style-name="DefaultParagraphFont">
      <style:text-properties style:font-name="Trebuchet MS" style:font-name-asian="Times New Roman" style:font-name-complex="Times New Roman" style:font-size-asian="16pt" style:font-size-complex="14pt" style:font-weight-complex="bold" fo:color="#000000" fo:font-size="16pt" fo:letter-spacing="0.0138in"/>
    </style:style>
    <style:style style:display-name="Heading 2 Char" style:family="text" style:name="Heading2Char" style:parent-style-name="DefaultParagraphFont">
      <style:text-properties style:font-name-asian="Times New Roman" style:font-name-complex="Times New Roman" style:font-size-asian="14pt" style:font-size-complex="13pt" style:font-weight-asian="bold" style:font-weight-complex="bold" fo:color="#000000" fo:font-size="14pt" fo:font-weight="bold"/>
    </style:style>
    <style:style style:display-name="Heading 3 Char" style:family="text" style:name="Heading3Char" style:parent-style-name="DefaultParagraphFont">
      <style:text-properties style:font-name="Trebuchet MS" style:font-name-asian="Times New Roman" style:font-name-complex="Times New Roman" style:font-size-asian="12pt" style:font-weight-complex="bold" fo:color="#373545" fo:font-size="12pt" fo:letter-spacing="0.0097in"/>
    </style:style>
    <style:style style:display-name="Heading 4 Char" style:family="text" style:name="Heading4Char" style:parent-style-name="DefaultParagraphFont">
      <style:text-properties style:font-name-asian="Times New Roman" style:font-name-complex="Times New Roman" style:font-size-asian="12pt" style:font-style-asian="italic" style:font-style-complex="italic" style:font-weight-asian="bold" style:font-weight-complex="bold" fo:color="#000000" fo:font-size="12pt" fo:font-style="italic" fo:font-weight="bold"/>
    </style:style>
    <style:style style:display-name="Heading 5 Char" style:family="text" style:name="Heading5Char" style:parent-style-name="DefaultParagraphFont">
      <style:text-properties style:font-name="Trebuchet MS" style:font-name-asian="Times New Roman" style:font-name-complex="Times New Roman" fo:color="#000000"/>
    </style:style>
    <style:style style:display-name="Heading 6 Char" style:family="text" style:name="Heading6Char" style:parent-style-name="DefaultParagraphFont">
      <style:text-properties style:font-name="Trebuchet MS" style:font-name-asian="Times New Roman" style:font-name-complex="Times New Roman" style:font-style-complex="italic" fo:color="#3494BA"/>
    </style:style>
    <style:style style:display-name="Heading 7 Char" style:family="text" style:name="Heading7Char" style:parent-style-name="DefaultParagraphFont">
      <style:text-properties style:font-name="Trebuchet MS" style:font-name-asian="Times New Roman" style:font-name-complex="Times New Roman" style:font-style-asian="italic" style:font-style-complex="italic" fo:color="#000000" fo:font-style="italic"/>
    </style:style>
    <style:style style:display-name="Heading 8 Char" style:family="text" style:name="Heading8Char" style:parent-style-name="DefaultParagraphFont">
      <style:text-properties style:font-name="Trebuchet MS" style:font-name-asian="Times New Roman" style:font-name-complex="Times New Roman" style:font-size-asian="10pt" style:font-size-complex="10pt" fo:color="#000000" fo:font-size="10pt"/>
    </style:style>
    <style:style style:display-name="Heading 9 Char" style:family="text" style:name="Heading9Char" style:parent-style-name="DefaultParagraphFont">
      <style:text-properties style:font-name="Trebuchet MS" style:font-name-asian="Times New Roman" style:font-name-complex="Times New Roman" style:font-size-asian="10pt" style:font-size-complex="10pt" style:font-style-asian="italic" style:font-style-complex="italic" fo:color="#000000" fo:font-size="10pt" fo:font-style="italic"/>
    </style:style>
    <style:style style:display-name="Title" style:family="paragraph" style:name="Title" style:next-style-name="Normal" style:parent-style-name="Normal">
      <style:paragraph-properties style:contextual-spacing="true" fo:line-height="100%" fo:margin-bottom="0.0833in"/>
      <style:text-properties style:font-name="Trebuchet MS" style:font-name-asian="Times New Roman" style:font-name-complex="Times New Roman" style:font-size-asian="48pt" style:font-size-complex="26pt" style:letter-kerning="true" fo:color="#373545" fo:font-size="48pt" fo:hyphenate="true" fo:letter-spacing="0.0208in"/>
    </style:style>
    <style:style style:display-name="Title Char" style:family="text" style:name="TitleChar" style:parent-style-name="DefaultParagraphFont">
      <style:text-properties style:font-name="Trebuchet MS" style:font-name-asian="Times New Roman" style:font-name-complex="Times New Roman" style:font-size-asian="48pt" style:font-size-complex="26pt" style:letter-kerning="true" fo:color="#373545" fo:font-size="48pt" fo:letter-spacing="0.0208in"/>
    </style:style>
    <style:style style:display-name="Subtitle" style:family="paragraph" style:name="Subtitle" style:next-style-name="Normal" style:parent-style-name="Normal">
      <style:text-properties style:font-name-asian="Times New Roman" style:font-name-complex="Times New Roman" style:font-size-asian="20pt" style:font-size-complex="12pt" style:font-style-complex="italic" fo:color="#373545" fo:font-size="20pt" fo:hyphenate="true"/>
    </style:style>
    <style:style style:display-name="Subtitle Char" style:family="text" style:name="SubtitleChar" style:parent-style-name="DefaultParagraphFont">
      <style:text-properties style:font-name-asian="Times New Roman" style:font-name-complex="Times New Roman" style:font-size-asian="20pt" style:font-size-complex="12pt" style:font-style-complex="italic" fo:color="#373545" fo:font-size="20pt"/>
    </style:style>
    <style:style style:display-name="Strong" style:family="text" style:name="Strong" style:parent-style-name="DefaultParagraphFont">
      <style:text-properties style:font-style-asian="italic" style:font-weight-asian="normal" style:font-weight-complex="bold" fo:color="#373545" fo:font-style="italic" fo:font-weight="normal"/>
    </style:style>
    <style:style style:display-name="No Spacing" style:family="paragraph" style:name="NoSpacing">
      <style:paragraph-properties fo:line-height="100%" fo:margin-bottom="0in"/>
      <style:text-properties fo:hyphenate="true"/>
    </style:style>
    <style:style style:display-name="No Spacing Char" style:family="text" style:name="NoSpacingChar" style:parent-style-name="DefaultParagraphFont"/>
    <style:style style:display-name="List Paragraph" style:family="paragraph" style:name="ListParagraph" style:parent-style-name="Normal">
      <style:paragraph-properties style:contextual-spacing="true" fo:line-height="100%" fo:margin-left="0.5in" fo:text-indent="-0.2in">
        <style:tab-stops/>
      </style:paragraph-properties>
      <style:text-properties fo:color="#373545" fo:hyphenate="true"/>
    </style:style>
    <style:style style:display-name="Quote" style:family="paragraph" style:name="Quote" style:next-style-name="Normal" style:parent-style-name="Normal">
      <style:paragraph-properties fo:line-height="150%" fo:margin-bottom="0in" fo:text-align="center"/>
      <style:text-properties style:font-name-asian="Times New Roman" style:font-size-asian="13pt" style:font-style-asian="italic" style:font-style-complex="italic" style:font-weight-asian="bold" fo:color="#3494BA" fo:font-size="13pt" fo:font-style="italic" fo:font-weight="bold" fo:hyphenate="true"/>
    </style:style>
    <style:style style:display-name="Quote Char" style:family="text" style:name="QuoteChar" style:parent-style-name="DefaultParagraphFont">
      <style:text-properties style:font-name-asian="Times New Roman" style:font-size-asian="13pt" style:font-style-asian="italic" style:font-style-complex="italic" style:font-weight-asian="bold" fo:color="#3494BA" fo:font-size="13pt" fo:font-style="italic" fo:font-weight="bold"/>
    </style:style>
    <style:style style:display-name="Intense Quote" style:family="paragraph" style:name="IntenseQuote" style:next-style-name="Normal" style:parent-style-name="Normal">
      <style:paragraph-properties style:shadow="none" fo:background-color="#3494BA" fo:border="0.0625in solid #3494BA" fo:line-height="150%" fo:margin-bottom="0.1388in" fo:margin-left="0.1798in" fo:margin-right="0.1798in" fo:margin-top="0.1388in" fo:padding="0.1111in" fo:text-align="center">
        <style:tab-stops/>
        <style:background-fill draw:fill="solid" draw:fill-color="#3494BA"/>
      </style:paragraph-properties>
      <style:text-properties style:font-name="Trebuchet MS" style:font-name-asian="Times New Roman" style:font-size-asian="14pt" style:font-style-complex="italic" style:font-weight-complex="bold" fo:color="#FFFFFF" fo:font-size="14pt" fo:hyphenate="true"/>
    </style:style>
    <style:style style:display-name="Intense Quote Char" style:family="text" style:name="IntenseQuoteChar" style:parent-style-name="DefaultParagraphFont">
      <style:text-properties style:font-name="Trebuchet MS" style:font-name-asian="Times New Roman" style:font-size-asian="14pt" style:font-style-complex="italic" style:font-weight-complex="bold" fo:background-color="#3494BA" fo:color="#FFFFFF" fo:font-size="14pt"/>
    </style:style>
    <style:style style:display-name="Subtle Emphasis" style:family="text" style:name="SubtleEmphasis" style:parent-style-name="DefaultParagraphFont">
      <style:text-properties style:font-style-asian="italic" style:font-style-complex="italic" fo:color="#000000" fo:font-style="italic"/>
    </style:style>
    <style:style style:display-name="Intense Emphasis" style:family="text" style:name="IntenseEmphasis" style:parent-style-name="DefaultParagraphFont">
      <style:text-properties style:font-style-asian="italic" style:font-style-complex="italic" style:font-weight-asian="bold" style:font-weight-complex="bold" fo:color="#3494BA" fo:font-style="italic" fo:font-weight="bold"/>
    </style:style>
    <style:style style:display-name="Subtle Reference" style:family="text" style:name="SubtleReference" style:parent-style-name="DefaultParagraphFont">
      <style:text-properties style:text-underline-mode="continuous" style:text-underline-style="solid" style:text-underline-type="single" style:text-underline-width="auto" fo:color="#000000" fo:font-variant="small-caps"/>
    </style:style>
    <style:style style:display-name="Intense Reference" style:family="text" style:name="IntenseReference" style:parent-style-name="DefaultParagraphFont">
      <style:text-properties style:font-weight-asian="normal" style:font-weight-complex="bold" style:text-underline-mode="continuous" style:text-underline-style="solid" style:text-underline-type="single" style:text-underline-width="auto" fo:color="#3494BA" fo:font-variant="small-caps" fo:font-weight="normal" fo:letter-spacing="0.0034in"/>
    </style:style>
    <style:style style:display-name="Book Title" style:family="text" style:name="BookTitle" style:parent-style-name="DefaultParagraphFont">
      <style:text-properties style:font-weight-asian="bold" style:font-weight-complex="bold" fo:color="#373545" fo:font-variant="normal" fo:font-weight="bold" fo:letter-spacing="0.0069in" fo:text-transform="uppercase"/>
    </style:style>
    <style:style style:display-name="TOC Heading" style:family="paragraph" style:name="TOCHeading" style:next-style-name="Normal" style:parent-style-name="Heading1">
      <style:paragraph-properties fo:line-height="110%" fo:margin-top="0.3333in"/>
      <style:text-properties style:font-weight-asian="bold" fo:font-weight="bold" fo:hyphenate="true"/>
    </style:style>
    <style:style style:display-name="Personal Name" style:family="paragraph" style:name="PersonalName" style:parent-style-name="Title">
      <style:text-properties style:font-size-asian="14pt" style:font-size-complex="14pt" style:font-weight-asian="bold" fo:color="#000000" fo:font-size="14pt" fo:font-weight="bold" fo:hyphenate="true" fo:text-transform="uppercase"/>
    </style:style>
    <text:notes-configuration style:num-format="1" text:footnotes-position="page" text:note-class="footnote" text:start-numbering-at="document" text:start-value="0"/>
    <text:notes-configuration style:num-format="i" text:footnotes-position="document" text:note-class="endnote" text:start-numbering-at="document" text:start-value="0"/>
    <text:outline-style style:name="WW_OutlineListStyle">
      <text:outline-level-style style:num-format="" text:level="1"/>
      <text:outline-level-style style:num-format="" text:level="2"/>
      <text:outline-level-style style:num-format="" text:level="3"/>
      <text:outline-level-style style:num-format="" text:level="4"/>
      <text:outline-level-style style:num-format="" text:level="5"/>
      <text:outline-level-style style:num-format="" text:level="6"/>
      <text:outline-level-style style:num-format="" text:level="7"/>
      <text:outline-level-style style:num-format="" text:level="8"/>
      <text:outline-level-style style:num-format="" text:level="9"/>
    </text:outline-style>
    <style:style style:family="text" style:name="WW_CharLFO11LVL1">
      <style:text-properties style:font-name="Symbol" style:font-name-asian="Times New Roman" style:font-name-complex="Times New Roman"/>
    </style:style>
    <style:style style:family="text" style:name="WW_CharLFO11LVL2">
      <style:text-properties style:font-name="Courier New" style:font-name-complex="Courier New"/>
    </style:style>
    <style:style style:family="text" style:name="WW_CharLFO11LVL3">
      <style:text-properties style:font-name="Wingdings"/>
    </style:style>
    <style:style style:family="text" style:name="WW_CharLFO11LVL4">
      <style:text-properties style:font-name="Symbol"/>
    </style:style>
    <style:style style:family="text" style:name="WW_CharLFO11LVL5">
      <style:text-properties style:font-name="Courier New" style:font-name-complex="Courier New"/>
    </style:style>
    <style:style style:family="text" style:name="WW_CharLFO11LVL6">
      <style:text-properties style:font-name="Wingdings"/>
    </style:style>
    <style:style style:family="text" style:name="WW_CharLFO11LVL7">
      <style:text-properties style:font-name="Symbol"/>
    </style:style>
    <style:style style:family="text" style:name="WW_CharLFO11LVL8">
      <style:text-properties style:font-name="Courier New" style:font-name-complex="Courier New"/>
    </style:style>
    <style:style style:family="text" style:name="WW_CharLFO11LVL9">
      <style:text-properties style:font-name="Wingdings"/>
    </style:style>
    <style:style style:family="text" style:name="WW_CharLFO12LVL1">
      <style:text-properties style:font-name="Symbol" style:font-name-asian="Times New Roman" style:font-name-complex="Times New Roman"/>
    </style:style>
    <style:style style:family="text" style:name="WW_CharLFO12LVL2">
      <style:text-properties style:font-name="Courier New" style:font-name-complex="Courier New"/>
    </style:style>
    <style:style style:family="text" style:name="WW_CharLFO12LVL3">
      <style:text-properties style:font-name="Wingdings"/>
    </style:style>
    <style:style style:family="text" style:name="WW_CharLFO12LVL4">
      <style:text-properties style:font-name="Symbol"/>
    </style:style>
    <style:style style:family="text" style:name="WW_CharLFO12LVL5">
      <style:text-properties style:font-name="Courier New" style:font-name-complex="Courier New"/>
    </style:style>
    <style:style style:family="text" style:name="WW_CharLFO12LVL6">
      <style:text-properties style:font-name="Wingdings"/>
    </style:style>
    <style:style style:family="text" style:name="WW_CharLFO12LVL7">
      <style:text-properties style:font-name="Symbol"/>
    </style:style>
    <style:style style:family="text" style:name="WW_CharLFO12LVL8">
      <style:text-properties style:font-name="Courier New" style:font-name-complex="Courier New"/>
    </style:style>
    <style:style style:family="text" style:name="WW_CharLFO12LVL9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3494ba" draw:opacity="100%" draw:stroke="solid" svg:stroke-color="#103b4d" svg:stroke-linecap="round" svg:stroke-opacity="100%" svg:stroke-width="0.02083in"/>
    </style:default-styl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text:list-style style:name="LFO11">
      <text:list-level-style-bullet text:bullet-char="" text:level="1" text:style-name="WW_CharLFO11LVL1">
        <style:list-level-properties text:list-level-position-and-space-mode="label-alignment" text:min-label-width="0.25in" text:space-before="0.25in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bullet-char="o" text:level="2" text:style-name="WW_CharLFO11LVL2">
        <style:list-level-properties text:list-level-position-and-space-mode="label-alignment" text:min-label-width="0.25in" text:space-before="0.75in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bullet-char="" text:level="3" text:style-name="WW_CharLFO11LVL3">
        <style:list-level-properties text:list-level-position-and-space-mode="label-alignment" text:min-label-width="0.25in" text:space-before="1.25in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bullet-char="" text:level="4" text:style-name="WW_CharLFO11LVL4">
        <style:list-level-properties text:list-level-position-and-space-mode="label-alignment" text:min-label-width="0.25in" text:space-before="1.75in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bullet-char="o" text:level="5" text:style-name="WW_CharLFO11LVL5">
        <style:list-level-properties text:list-level-position-and-space-mode="label-alignment" text:min-label-width="0.25in" text:space-before="2.25in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bullet-char="" text:level="6" text:style-name="WW_CharLFO11LVL6">
        <style:list-level-properties text:list-level-position-and-space-mode="label-alignment" text:min-label-width="0.25in" text:space-before="2.75in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bullet-char="" text:level="7" text:style-name="WW_CharLFO11LVL7">
        <style:list-level-properties text:list-level-position-and-space-mode="label-alignment" text:min-label-width="0.25in" text:space-before="3.25in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bullet-char="o" text:level="8" text:style-name="WW_CharLFO11LVL8">
        <style:list-level-properties text:list-level-position-and-space-mode="label-alignment" text:min-label-width="0.25in" text:space-before="3.75in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bullet-char="" text:level="9" text:style-name="WW_CharLFO11LVL9">
        <style:list-level-properties text:list-level-position-and-space-mode="label-alignment" text:min-label-width="0.25in" text:space-before="4.25in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bullet-char="" text:level="1" text:style-name="WW_CharLFO12LVL1">
        <style:list-level-properties text:list-level-position-and-space-mode="label-alignment" text:min-label-width="0.25in" text:space-before="0.25in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bullet-char="o" text:level="2" text:style-name="WW_CharLFO12LVL2">
        <style:list-level-properties text:list-level-position-and-space-mode="label-alignment" text:min-label-width="0.25in" text:space-before="0.75in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bullet-char="" text:level="3" text:style-name="WW_CharLFO12LVL3">
        <style:list-level-properties text:list-level-position-and-space-mode="label-alignment" text:min-label-width="0.25in" text:space-before="1.25in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bullet-char="" text:level="4" text:style-name="WW_CharLFO12LVL4">
        <style:list-level-properties text:list-level-position-and-space-mode="label-alignment" text:min-label-width="0.25in" text:space-before="1.75in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bullet-char="o" text:level="5" text:style-name="WW_CharLFO12LVL5">
        <style:list-level-properties text:list-level-position-and-space-mode="label-alignment" text:min-label-width="0.25in" text:space-before="2.25in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bullet-char="" text:level="6" text:style-name="WW_CharLFO12LVL6">
        <style:list-level-properties text:list-level-position-and-space-mode="label-alignment" text:min-label-width="0.25in" text:space-before="2.75in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bullet-char="" text:level="7" text:style-name="WW_CharLFO12LVL7">
        <style:list-level-properties text:list-level-position-and-space-mode="label-alignment" text:min-label-width="0.25in" text:space-before="3.25in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bullet-char="o" text:level="8" text:style-name="WW_CharLFO12LVL8">
        <style:list-level-properties text:list-level-position-and-space-mode="label-alignment" text:min-label-width="0.25in" text:space-before="3.75in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bullet-char="" text:level="9" text:style-name="WW_CharLFO12LVL9">
        <style:list-level-properties text:list-level-position-and-space-mode="label-alignment" text:min-label-width="0.25in" text:space-before="4.25in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style:num-format="1" style:num-list-format-name="NLF0" style:num-suffix="." text:level="1">
        <style:list-level-properties text:list-level-position-and-space-mode="label-alignment" text:min-label-width="0.25in" text:space-before="0.25in">
          <style:list-level-label-alignment text:label-followed-by="listtab" fo:margin-left="0.5in" fo:text-indent="-0.25in"/>
        </style:list-level-properties>
      </text:list-level-style-number>
      <text:list-level-style-number style:num-format="a" style:num-letter-sync="true" style:num-list-format-name="NLF0" style:num-suffix="." text:level="2">
        <style:list-level-properties text:list-level-position-and-space-mode="label-alignment" text:min-label-width="0.25in" text:space-before="0.75in">
          <style:list-level-label-alignment text:label-followed-by="listtab" fo:margin-left="1in" fo:text-indent="-0.25in"/>
        </style:list-level-properties>
      </text:list-level-style-number>
      <text:list-level-style-number style:num-format="i" style:num-list-format-name="NLF0" style:num-suffix="." text:level="3">
        <style:list-level-properties text:list-level-position-and-space-mode="label-alignment" text:min-label-width="0.125in" text:space-before="1.375in" fo:text-align="end">
          <style:list-level-label-alignment text:label-followed-by="listtab" fo:margin-left="1.5in" fo:text-indent="-0.125in"/>
        </style:list-level-properties>
      </text:list-level-style-number>
      <text:list-level-style-number style:num-format="1" style:num-list-format-name="NLF0" style:num-suffix="." text:level="4">
        <style:list-level-properties text:list-level-position-and-space-mode="label-alignment" text:min-label-width="0.25in" text:space-before="1.75in">
          <style:list-level-label-alignment text:label-followed-by="listtab" fo:margin-left="2in" fo:text-indent="-0.25in"/>
        </style:list-level-properties>
      </text:list-level-style-number>
      <text:list-level-style-number style:num-format="a" style:num-letter-sync="true" style:num-list-format-name="NLF0" style:num-suffix="." text:level="5">
        <style:list-level-properties text:list-level-position-and-space-mode="label-alignment" text:min-label-width="0.25in" text:space-before="2.25in">
          <style:list-level-label-alignment text:label-followed-by="listtab" fo:margin-left="2.5in" fo:text-indent="-0.25in"/>
        </style:list-level-properties>
      </text:list-level-style-number>
      <text:list-level-style-number style:num-format="i" style:num-list-format-name="NLF0" style:num-suffix="." text:level="6">
        <style:list-level-properties text:list-level-position-and-space-mode="label-alignment" text:min-label-width="0.125in" text:space-before="2.875in" fo:text-align="end">
          <style:list-level-label-alignment text:label-followed-by="listtab" fo:margin-left="3in" fo:text-indent="-0.125in"/>
        </style:list-level-properties>
      </text:list-level-style-number>
      <text:list-level-style-number style:num-format="1" style:num-list-format-name="NLF0" style:num-suffix="." text:level="7">
        <style:list-level-properties text:list-level-position-and-space-mode="label-alignment" text:min-label-width="0.25in" text:space-before="3.25in">
          <style:list-level-label-alignment text:label-followed-by="listtab" fo:margin-left="3.5in" fo:text-indent="-0.25in"/>
        </style:list-level-properties>
      </text:list-level-style-number>
      <text:list-level-style-number style:num-format="a" style:num-letter-sync="true" style:num-list-format-name="NLF0" style:num-suffix="." text:level="8">
        <style:list-level-properties text:list-level-position-and-space-mode="label-alignment" text:min-label-width="0.25in" text:space-before="3.75in">
          <style:list-level-label-alignment text:label-followed-by="listtab" fo:margin-left="4in" fo:text-indent="-0.25in"/>
        </style:list-level-properties>
      </text:list-level-style-number>
      <text:list-level-style-number style:num-format="i" style:num-list-format-name="NLF0" style:num-suffix="." text:level="9">
        <style:list-level-properties text:list-level-position-and-space-mode="label-alignment" text:min-label-width="0.125in" text:space-before="4.375in" fo:text-align="end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2">
      <number:num-list-label text:level="1"/>
      <number:text>%1%.</number:text>
      <number:num-list-label text:level="2"/>
      <number:text>%1%.%2%.</number:text>
      <number:num-list-label text:level="3"/>
      <number:text>%3%)</number:text>
    </number:num-list-format>
    <style:page-layout style:name="PL0">
      <style:page-layout-properties style:num-format="1" style:print-orientation="portrait" style:writing-mode="lr-tb" fo:margin-bottom="1in" fo:margin-left="1in" fo:margin-right="1in" fo:margin-top="0.5in" fo:page-height="11in" fo:page-width="8.5in">
        <style:footnote-sep style:adjustment="left" style:color="#000000" style:line-style="solid" style:rel-width="33%" style:width="0.007in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4in"/>
      </style:footer-style>
    </style:page-layout>
    <style:style style:family="paragraph" style:name="P2" style:parent-style-name="Footer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5</meta:generator>
    <dc:title>This is a title</dc:title>
    <dc:description/>
    <dc:subject/>
    <meta:keyword/>
    <meta:initial-creator>Author 1; Author 2</meta:initial-creator>
    <dc:creator>Author 1; Author 2</dc:creator>
    <meta:creation-date>2024-12-06T22:47:17Z</meta:creation-date>
    <dc:date>2024-12-06T22:47:17Z</dc:date>
    <meta:user-defined meta:name="date" meta:value-type="string">December 5, 2024</meta:user-defined>
    <meta:user-defined meta:name="subtitle" meta:value-type="string">This is a subtitle</meta:user-defined>
  </office:meta>
</office:document-meta>
</file>

<file path=Formula-1/content.xml><?xml version="1.0" encoding="utf-8"?>
<math xmlns="http://www.w3.org/1998/Math/MathML" display="inline">
  <mrow>
    <mi>E</mi>
    <mo>=</mo>
    <mi>m</mi>
    <msup>
      <mi>c</mi>
      <mn>2</mn>
    </msup>
  </mrow>
</math>
</file>

<file path=Formula-3/content.xml><?xml version="1.0" encoding="utf-8"?>
<math xmlns="http://www.w3.org/1998/Math/MathML" display="block">
  <mrow>
    <mfrac>
      <mi>d</mi>
      <mrow>
        <mi>d</mi>
        <mi>x</mi>
      </mrow>
    </mfrac>
    <msup>
      <mi>e</mi>
      <mi>x</mi>
    </msup>
    <mo>=</mo>
    <msup>
      <mi>e</mi>
      <mi>x</mi>
    </msup>
  </mrow>
</math>
</file>